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Object 6/content.xml" manifest:media-type="text/xml"/>
  <manifest:file-entry manifest:full-path="Object 6/settings.xml" manifest:media-type="text/xml"/>
  <manifest:file-entry manifest:full-path="Object 6/manifest.rdf" manifest:media-type="application/rdf+xml"/>
  <manifest:file-entry manifest:full-path="Object 6/styles.xml" manifest:media-type="text/xml"/>
  <manifest:file-entry manifest:full-path="Object 6/"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
  <manifest:file-entry manifest:full-path="ObjectReplacements/Object 1" manifest:media-type=""/>
  <manifest:file-entry manifest:full-path="ObjectReplacements/Object 3" manifest:media-type=""/>
  <manifest:file-entry manifest:full-path="ObjectReplacements/Object 4" manifest:media-type=""/>
  <manifest:file-entry manifest:full-path="ObjectReplacements/Object 6" manifest:media-type=""/>
  <manifest:file-entry manifest:full-path="ObjectReplacements/Object 5" manifest:media-type=""/>
  <manifest:file-entry manifest:full-path="Object 5/content.xml" manifest:media-type="text/xml"/>
  <manifest:file-entry manifest:full-path="Object 5/styles.xml" manifest:media-type="text/xml"/>
  <manifest:file-entry manifest:full-path="Object 5/settings.xml" manifest:media-type="text/xml"/>
  <manifest:file-entry manifest:full-path="Object 5/manifest.rdf" manifest:media-type="application/rdf+xml"/>
  <manifest:file-entry manifest:full-path="Object 5/" manifest:version="1.2" manifest:media-type="application/vnd.oasis.opendocument.spreadsheet"/>
  <manifest:file-entry manifest:full-path="styles.xml" manifest:media-type="text/xml"/>
  <manifest:file-entry manifest:full-path="Object 4/content.xml" manifest:media-type="text/xml"/>
  <manifest:file-entry manifest:full-path="Object 4/settings.xml" manifest:media-type="text/xml"/>
  <manifest:file-entry manifest:full-path="Object 4/manifest.rdf" manifest:media-type="application/rdf+xml"/>
  <manifest:file-entry manifest:full-path="Object 4/styles.xml" manifest:media-type="text/xml"/>
  <manifest:file-entry manifest:full-path="Object 4/" manifest:version="1.2" manifest:media-type="application/vnd.oasis.opendocument.spreadsheet"/>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7f7e9" officeooo:paragraph-rsid="001018e6"/>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text-properties style:font-name="Courier 10 Pitch" officeooo:rsid="000b4a35" officeooo:paragraph-rsid="000b4a35"/>
    </style:style>
    <style:style style:name="P4" style:family="paragraph" style:parent-style-name="Text_20_body">
      <style:paragraph-properties fo:text-align="justify" style:justify-single-word="false"/>
      <style:text-properties style:font-name="Courier 10 Pitch" officeooo:rsid="000b4a35" officeooo:paragraph-rsid="000fc19e"/>
    </style:style>
    <style:style style:name="P5" style:family="paragraph" style:parent-style-name="Text_20_body">
      <style:paragraph-properties fo:text-align="justify" style:justify-single-word="false"/>
      <style:text-properties style:font-name="Courier 10 Pitch" officeooo:rsid="0007f7e9" officeooo:paragraph-rsid="0007f7e9"/>
    </style:style>
    <style:style style:name="P6" style:family="paragraph" style:parent-style-name="Text_20_body">
      <style:text-properties style:font-name="Courier 10 Pitch" officeooo:rsid="000fc19e" officeooo:paragraph-rsid="000fc19e"/>
    </style:style>
    <style:style style:name="P7" style:family="paragraph" style:parent-style-name="Text_20_body">
      <style:text-properties style:font-name="Courier 10 Pitch" fo:font-size="10pt" officeooo:rsid="000fc19e" officeooo:paragraph-rsid="000fc19e" style:font-size-asian="10pt" style:font-size-complex="10pt"/>
    </style:style>
    <style:style style:name="P8" style:family="paragraph" style:parent-style-name="Text_20_body">
      <style:paragraph-properties fo:text-align="justify" style:justify-single-word="false"/>
      <style:text-properties style:font-name="Bitstream Charter" officeooo:rsid="000b4a35" officeooo:paragraph-rsid="000b4a35"/>
    </style:style>
    <style:style style:name="P9" style:family="paragraph" style:parent-style-name="Text_20_body">
      <style:paragraph-properties fo:text-align="justify" style:justify-single-word="false"/>
      <style:text-properties style:font-name="Bitstream Charter" officeooo:rsid="0007f7e9" officeooo:paragraph-rsid="0007f7e9"/>
    </style:style>
    <style:style style:name="P10" style:family="paragraph" style:parent-style-name="Text_20_body">
      <style:paragraph-properties fo:text-align="justify" style:justify-single-word="false"/>
      <style:text-properties style:font-name="Bitstream Charter" officeooo:rsid="0009f251" officeooo:paragraph-rsid="000b4a35"/>
    </style:style>
    <style:style style:name="P11" style:family="paragraph" style:parent-style-name="Text_20_body">
      <style:paragraph-properties fo:text-align="justify" style:justify-single-word="false"/>
      <style:text-properties style:font-name="Bitstream Charter" officeooo:rsid="000cda28" officeooo:paragraph-rsid="000cda28"/>
    </style:style>
    <style:style style:name="P12" style:family="paragraph" style:parent-style-name="Text_20_body">
      <style:text-properties style:font-name="Bitstream Charter" officeooo:rsid="000fc19e" officeooo:paragraph-rsid="000fc19e"/>
    </style:style>
    <style:style style:name="P13" style:family="paragraph" style:parent-style-name="Text_20_body">
      <style:text-properties style:font-name="Bitstream Charter" officeooo:rsid="000fc19e" officeooo:paragraph-rsid="0011428b"/>
    </style:style>
    <style:style style:name="P14" style:family="paragraph" style:parent-style-name="Text_20_body">
      <style:text-properties style:font-name="Bitstream Charter" officeooo:rsid="001018e6" officeooo:paragraph-rsid="001018e6"/>
    </style:style>
    <style:style style:name="P15" style:family="paragraph" style:parent-style-name="Text_20_body">
      <style:text-properties officeooo:rsid="000fc19e" officeooo:paragraph-rsid="000fc19e"/>
    </style:style>
    <style:style style:name="P16" style:family="paragraph" style:parent-style-name="Text_20_body">
      <style:text-properties officeooo:rsid="0011428b" officeooo:paragraph-rsid="0011428b"/>
    </style:style>
    <style:style style:name="P17" style:family="paragraph" style:parent-style-name="Text_20_body">
      <style:text-properties officeooo:rsid="0011babc" officeooo:paragraph-rsid="0011babc"/>
    </style:style>
    <style:style style:name="P18" style:family="paragraph" style:parent-style-name="Text_20_body">
      <style:text-properties officeooo:rsid="001207d8" officeooo:paragraph-rsid="001207d8"/>
    </style:style>
    <style:style style:name="P19" style:family="paragraph" style:parent-style-name="Text_20_body">
      <style:paragraph-properties fo:break-before="page"/>
      <style:text-properties style:font-name="Bitstream Charter" officeooo:rsid="000fc19e" officeooo:paragraph-rsid="0011428b"/>
    </style:style>
    <style:style style:name="P20" style:family="paragraph" style:parent-style-name="Caption">
      <style:text-properties officeooo:paragraph-rsid="0011428b"/>
    </style:style>
    <style:style style:name="P21" style:family="paragraph" style:parent-style-name="Text_20_body">
      <style:paragraph-properties fo:text-align="justify" style:justify-single-word="false"/>
      <style:text-properties style:font-name="Courier 10 Pitch" officeooo:rsid="000fc19e" officeooo:paragraph-rsid="000fc19e"/>
    </style:style>
    <style:style style:name="P22" style:family="paragraph" style:parent-style-name="Text_20_body" style:list-style-name="L1">
      <style:paragraph-properties fo:text-align="justify" style:justify-single-word="false"/>
      <style:text-properties style:font-name="Bitstream Charter" officeooo:rsid="000f7c80" officeooo:paragraph-rsid="000f7c80"/>
    </style:style>
    <style:style style:name="P23" style:family="paragraph" style:parent-style-name="Text_20_body">
      <style:text-properties style:font-name="Bitstream Charter" officeooo:rsid="001018e6" officeooo:paragraph-rsid="001018e6"/>
    </style:style>
    <style:style style:name="P24" style:family="paragraph" style:parent-style-name="Text_20_body">
      <style:text-properties style:font-name="Bitstream Charter" officeooo:rsid="0011428b" officeooo:paragraph-rsid="0011428b"/>
    </style:style>
    <style:style style:name="P25" style:family="paragraph" style:parent-style-name="Text_20_body">
      <style:paragraph-properties fo:text-align="justify" style:justify-single-word="false"/>
      <style:text-properties style:font-name="Bitstream Charter" officeooo:rsid="0007f7e9" officeooo:paragraph-rsid="0007f7e9"/>
    </style:style>
    <style:style style:name="P26" style:family="paragraph" style:parent-style-name="Text_20_body">
      <style:paragraph-properties fo:text-align="justify" style:justify-single-word="false"/>
      <style:text-properties style:font-name="Bitstream Charter" officeooo:rsid="000b4a35" officeooo:paragraph-rsid="000b4a35"/>
    </style:style>
    <style:style style:name="P27" style:family="paragraph" style:parent-style-name="Text_20_body">
      <style:paragraph-properties fo:text-align="justify" style:justify-single-word="false"/>
      <style:text-properties style:font-name="Bitstream Charter" officeooo:rsid="001289b9" officeooo:paragraph-rsid="001289b9"/>
    </style:style>
    <style:style style:name="P28" style:family="paragraph" style:parent-style-name="Text_20_body" style:list-style-name="L2">
      <style:paragraph-properties fo:text-align="justify" style:justify-single-word="false"/>
      <style:text-properties style:font-name="Bitstream Charter" officeooo:rsid="001289b9" officeooo:paragraph-rsid="001289b9"/>
    </style:style>
    <style:style style:name="P29" style:family="paragraph" style:parent-style-name="Text_20_body" style:list-style-name="L1">
      <style:paragraph-properties fo:text-align="justify" style:justify-single-word="false"/>
      <style:text-properties officeooo:rsid="000f7c80" officeooo:paragraph-rsid="000f7c80"/>
    </style:style>
    <style:style style:name="P30" style:family="paragraph" style:parent-style-name="Text_20_body">
      <style:text-properties officeooo:rsid="0011428b" officeooo:paragraph-rsid="0011428b"/>
    </style:style>
    <style:style style:name="P31" style:family="paragraph" style:parent-style-name="Text_20_body">
      <style:text-properties officeooo:rsid="0012ec4c" officeooo:paragraph-rsid="0012ec4c"/>
    </style:style>
    <style:style style:name="P32" style:family="paragraph" style:parent-style-name="Text_20_body">
      <style:text-properties officeooo:rsid="0014895c" officeooo:paragraph-rsid="0014895c"/>
    </style:style>
    <style:style style:name="P33" style:family="paragraph" style:parent-style-name="Heading_20_3">
      <style:paragraph-properties fo:text-align="center" style:justify-single-word="false"/>
    </style:style>
    <style:style style:name="P34" style:family="paragraph" style:parent-style-name="Heading_20_4">
      <style:paragraph-properties fo:break-before="page"/>
    </style:style>
    <style:style style:name="T1" style:family="text">
      <style:text-properties officeooo:rsid="0009f251"/>
    </style:style>
    <style:style style:name="T2" style:family="text">
      <style:text-properties officeooo:rsid="000b4a35"/>
    </style:style>
    <style:style style:name="T3" style:family="text">
      <style:text-properties fo:font-weight="bold" style:font-weight-asian="bold" style:font-weight-complex="bold"/>
    </style:style>
    <style:style style:name="T4" style:family="text">
      <style:text-properties officeooo:rsid="000f7c80"/>
    </style:style>
    <style:style style:name="T5" style:family="text">
      <style:text-properties style:font-name="Bitstream Charter" officeooo:rsid="001018e6"/>
    </style:style>
    <style:style style:name="T6" style:family="text">
      <style:text-properties officeooo:rsid="000fc19e"/>
    </style:style>
    <style:style style:name="T7" style:family="text">
      <style:text-properties officeooo:rsid="001018e6"/>
    </style:style>
    <style:style style:name="T8" style:family="text">
      <style:text-properties officeooo:rsid="0011babc"/>
    </style:style>
    <style:style style:name="T9" style:family="text">
      <style:text-properties officeooo:rsid="001207d8"/>
    </style:style>
    <style:style style:name="T10" style:family="text">
      <style:text-properties officeooo:rsid="001289b9"/>
    </style:style>
    <style:style style:name="fr1" style:family="graphic" style:parent-style-name="OLE">
      <style:graphic-properties style:run-through="foreground" style:wrap="none" style:horizontal-pos="center" style:horizontal-rel="paragraph" draw:ole-draw-aspect="1"/>
    </style:style>
    <style:style style:name="fr2"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ation for the N-year plan solver<text:span text:style-name="T10">s</text:span></text:p>
      <text:h text:style-name="P33" text:outline-level="3">Paul Cockshott</text:h>
      <text:p text:style-name="P2"/>
      <text:p text:style-name="P9"/>
      <text:p text:style-name="P9">This <text:span text:style-name="T10">directory</text:span> allows you to experiment with macro-economic planning. Using it you can compute multi-year plans for either toy economies, or in principle, it can be applied to compute sectoral plans for whole economies using input output tables.</text:p>
      <text:p text:style-name="P8">It is intended to be run in a Linux environment, from the command line.</text:p>
      <text:p text:style-name="P27">It contains 3 distinct and different economic plan construction pogrammes which provide alternative ways of constructing multi year economic plans using input output table data</text:p>
      <text:list xml:id="list2265892084" text:style-name="L2">
        <text:list-item>
          <text:p text:style-name="P28">nyearplan is a java programme that uses the lp-solve linear programming system to solve plans</text:p>
        </text:list-item>
        <text:list-item>
          <text:p text:style-name="P28">nyearharmony is a java programme that uses the harmony method described in our book Towards a New Socialism to construct plans. It is faster than option 1.</text:p>
        </text:list-item>
        <text:list-item>
          <text:p text:style-name="P28">harmonyplan is a vector pascal programme that uses the same technique as in option 2 but is faster.</text:p>
        </text:list-item>
      </text:list>
      <text:p text:style-name="P8"/>
      <text:h text:style-name="Heading_20_2" text:outline-level="2">Nyearplan.java</text:h>
      <text:p text:style-name="P10">When you unpack <text:span text:style-name="T2">the plancode.zip file you will find that the directory plancode contains the following files</text:span></text:p>
      <text:p text:style-name="P21">cap.csv <text:s/>documentation.odt <text:s/>labtarg.csv <text:s text:c="2"/></text:p>
      <text:p text:style-name="P4"><text:span text:style-name="T6">dep.csv <text:s/>flows.csv <text:s text:c="9"/>Makefile</text:span> <text:s/><text:span text:style-name="T3">planning</text:span></text:p>
      <text:p text:style-name="P9"><text:span text:style-name="T2">There are </text:span>3 <text:span text:style-name="T2">program </text:span>source files in the directory plancode/planning <text:span text:style-name="T10">that are related to the linear program plan solver</text:span></text:p>
      <text:p text:style-name="P5">csvfilereader.java</text:p>
      <text:p text:style-name="P5">nyearplan.java</text:p>
      <text:p text:style-name="P5"><text:soft-page-break/>pcsv.java</text:p>
      <text:p text:style-name="P9">The first is a utility class for reading in the popular Comma Separated Value spreadsheet file format. The second nyearplan.java is a <text:span text:style-name="T1">program</text:span> that analyses a collection of comma separated value files to produce a linear programming file <text:span text:style-name="T1">which consists of a set of equations and inequalities that have to be met to satisfy the plan. The last, pcsv.java declares internal classes to be used for the in-memory representation of Comma Separated Value files.</text:span></text:p>
      <text:p text:style-name="P9"/>
      <text:p text:style-name="P8">The Makefile contains instructions to compile the software and make your nyear plan.</text:p>
      <text:p text:style-name="P8">The details of the economy that you want to model are included in the files</text:p>
      <text:p text:style-name="P3">cap.csv <text:s/>dep.csv <text:s/>flows.csv <text:s/>labtarg.csv</text:p>
      <text:p text:style-name="P11">As distributed these contain input output tables for <text:span text:style-name="T4">a toy economy set out in a manner that it should be reasonably easy to convert published input output tables from actual economies into this format.</text:span></text:p>
      <text:h text:style-name="Heading_20_2" text:outline-level="2">Steps</text:h>
      <text:list xml:id="list2938091695" text:style-name="L1">
        <text:list-item>
          <text:p text:style-name="P22">Before you test your system out check that you have the following packages installed in your Linux system:</text:p>
          <text:list>
            <text:list-item>
              <text:p text:style-name="P22">A Java development system or JDK</text:p>
            </text:list-item>
            <text:list-item>
              <text:p text:style-name="P22">the make tool</text:p>
            </text:list-item>
            <text:list-item>
              <text:p text:style-name="P22">the lp-solve package</text:p>
            </text:list-item>
          </text:list>
        </text:list-item>
        <text:list-item>
          <text:p text:style-name="P29">Change directory to the planning directory that you got when you unpacked the zip file.</text:p>
        </text:list-item>
        <text:list-item>
          <text:p text:style-name="P29">Type make</text:p>
        </text:list-item>
        <text:list-item>
          <text:p text:style-name="P29">The source code will be compiled and a plan calculated. The plan will be placed in the file plan.txt</text:p>
        </text:list-item>
      </text:list>
      <text:h text:style-name="Heading_20_2" text:outline-level="2">Interpreting the spreadsheets</text:h>
      <text:p text:style-name="P15">Below I show what the spreadsheets look like if opened with a text editor, lower down I will show what they look like with a spreadsheet like LibreOffice Calc.</text:p>
      <text:p text:style-name="P15">First comes a flow input/output table in standard column format called flows.csv</text:p>
      <text:p text:style-name="P7">odroid@odroid:/media/odroid/UBUNTU 18_0/plancode$ cat flows.csv</text:p>
      <text:p text:style-name="P7">headings,iron,coal,corn,bread</text:p>
      <text:p text:style-name="P7"><text:soft-page-break/>iron,0.1,0,0,0</text:p>
      <text:p text:style-name="P7">coal,2,1,0.04,0.2</text:p>
      <text:p text:style-name="P7">corn,0,0,1,1</text:p>
      <text:p text:style-name="P7">bread,0,0,0,0</text:p>
      <text:p text:style-name="P7">labour,0.3,1,2,0.1</text:p>
      <text:p text:style-name="P7">output,10,5,10,1</text:p>
      <text:p text:style-name="P13">Note that the csv file contains first a row of column headings separated by commas. Later lines all start with a row header which is followed by numbers separated by commas. The headings must start with a letter and contain no spaces. We are dealing with a simple economy that produces iron,coal,corn and bread.</text:p>
      <text:p text:style-name="P19"><text:s/>It is easier to understand it if we load the file into LibreOffice. It then looks like this:</text:p>
      <text:p text:style-name="P20">flows.csv</text:p>
      <text:p text:style-name="P12"><draw:frame draw:style-name="fr1" draw:name="Object1" text:anchor-type="paragraph" svg:width="5.731cm" svg:height="3.161cm" draw:z-index="0"><draw:object xlink:href="./Object 1" xlink:type="simple" xlink:show="embed" xlink:actuate="onLoad"/><draw:image xlink:href="./ObjectReplacements/Object 1" xlink:type="simple" xlink:show="embed" xlink:actuate="onLoad"/></draw:frame></text:p>
      <text:p text:style-name="P6"/>
      <text:p text:style-name="P6"/>
      <text:p text:style-name="P12">Allowing you to see the column layout better. <text:s/>This is a standard format, albeit tiny, input output table. <text:s/></text:p>
      <text:p text:style-name="P12">Read down the <text:span text:style-name="T3">iron</text:span> column. <text:span text:style-name="T7">Right down at the bottom you see an output row. This says that at the start the economy produces 10 units of iron, and to make that iron it uses 0.1 unit of existing iron, and 2 units of coal plus 0.3 units of labour. Dont worry what the units are for the moment. In principle they can be anything, tons, kgs cubic feet etc, provided that each type of product is consistently measured in its own unit. So you could measure iron in <text:s/>million kg, coal in <text:s/>million lbs, bread in thousands of loaves etc, so long as each mention of iron in the tables is always in million kg, each mention of coal is in million lbs etc.</text:span></text:p>
      <text:p text:style-name="P14">Similarly to produce 5 units of coal, the economy uses up 1 unit of labour and 1 unit of coal. For each industry you have a column describing how it is made, and each row represents <text:s/>intermediate uses of a given product.</text:p>
      <text:p text:style-name="P14">All of these are flows of intermediate products. That is to say flows that are immediately used up as raw materials. The flows do not include flows to replace capital stock used up. For that we need two more tables. The next is the capital stock table, cap.csv, which I will show only in LibreOffice view:</text:p>
      <text:p text:style-name="Table">cap.csv</text:p>
      <text:p text:style-name="P14"><draw:frame draw:style-name="fr2" draw:name="Object2" text:anchor-type="paragraph" svg:width="5.731cm" svg:height="2.258cm" draw:z-index="1"><draw:object xlink:href="./Object 2" xlink:type="simple" xlink:show="embed" xlink:actuate="onLoad"/><draw:image xlink:href="./ObjectReplacements/Object 2" xlink:type="simple" xlink:show="embed" xlink:actuate="onLoad"/></draw:frame></text:p>
      <text:p text:style-name="P6"><text:s/></text:p>
      <text:p text:style-name="P6"/>
      <text:p text:style-name="P6"/>
      <text:p text:style-name="P1"><text:soft-page-break/><text:s/><text:span text:style-name="T5">This says that to produce the current output of iron, we need a capital stock of 10 units of iron ( think big machines ), and a buffer stock of 2 units of coal – think piles of it in the ironworks. These are not flows, these are the stocks needed to continue production.</text:span></text:p>
      <text:p text:style-name="P14">Note that there is no output or labour row for this table, since the labour and the output are assumed to be the same as in the flows.csv table.</text:p>
      <text:p text:style-name="P14">However capital stocks wear out. And some stocks wear out more quickly than others. A van, for example, wears out faster than a railway locomotive. So a long term plan needs to know how fast each type of product wears out. This is specified in the depreciation table dep.csv.</text:p>
      <text:p text:style-name="Table">dep.csv</text:p>
      <text:p text:style-name="P24"/>
      <text:p text:style-name="P24"><draw:frame draw:style-name="fr2" draw:name="Object3" text:anchor-type="paragraph" svg:width="5.731cm" svg:height="2.258cm" draw:z-index="2"><draw:object xlink:href="./Object 3" xlink:type="simple" xlink:show="embed" xlink:actuate="onLoad"/><draw:image xlink:href="./ObjectReplacements/Object 3" xlink:type="simple" xlink:show="embed" xlink:actuate="onLoad"/></draw:frame></text:p>
      <text:p text:style-name="P24"/>
      <text:p text:style-name="P24"/>
      <text:p text:style-name="P24"/>
      <text:p text:style-name="P24">This table tells you the rate at which the stock of each type of means of production depreciates each year. So 0.07 or 7% of the iron used to make iron wears out each year, whereas the buffer stock of seed corn to make corn, deteriorates much faster, half of it is lost per year.</text:p>
      <text:p text:style-name="P24">Finally we have a table labtarg.csv, that specifies the target outputs and available labour force each year of the plan.</text:p>
      <text:p text:style-name="P24"/>
      <text:p text:style-name="P24"><draw:frame draw:style-name="fr2" draw:name="Object4" text:anchor-type="paragraph" svg:width="6.99cm" svg:height="2.709cm" draw:z-index="3"><draw:object xlink:href="./Object 4" xlink:type="simple" xlink:show="embed" xlink:actuate="onLoad"/><draw:image xlink:href="./ObjectReplacements/Object 4" xlink:type="simple" xlink:show="embed" xlink:actuate="onLoad"/></draw:frame></text:p>
      <text:p text:style-name="P24"/>
      <text:p text:style-name="P24"/>
      <text:p text:style-name="P24"/>
      <text:p text:style-name="P24">These specify the target levels of final consumption of each product each year. It is important to note that this is not the total output, since that would also include outputs of raw materials and replacement capital goods. Instead we specify the plan in terms of the output available for consumption. So in the first year we want 0.1 unit of iron for direct consumption – knives and forks, pots and pans, 3 units of <text:soft-page-break/>coal for heating and cooking, and 2 units of bread. The labour force available to the economy will be 3.</text:p>
      <text:p text:style-name="P24">The following year the labour force has grown by 0.01 to 3.01 and, with this larger labour force we aim to produce slightly more bread. And so on for each year. You can add or remove years from the plan by editing the table.</text:p>
      <text:p text:style-name="P24"/>
      <text:p text:style-name="P24">The planning algorithm seeks to maximize the fulfillment of these plan targets for each year of the n year plan.</text:p>
      <text:h text:style-name="Heading_20_2" text:outline-level="2">The final plan</text:h>
      <text:p text:style-name="P16">After executing the make command, the plan is in a file plan.txt. <text:span text:style-name="T8">The documentation includes the version that will be produced from the example spreadsheets.</text:span></text:p>
      <text:p text:style-name="P16"/>
      <text:p text:style-name="P16"><draw:frame draw:style-name="fr2" draw:name="Object5" text:anchor-type="paragraph" svg:width="8.648cm" svg:height="2.258cm" draw:z-index="4"><draw:object xlink:href="./Object 5" xlink:type="simple" xlink:show="embed" xlink:actuate="onLoad"/><draw:image xlink:href="./ObjectReplacements/Object 5" xlink:type="simple" xlink:show="embed" xlink:actuate="onLoad"/></draw:frame></text:p>
      <text:p text:style-name="P16"/>
      <text:p text:style-name="P16"/>
      <text:p text:style-name="P17">Note that in the first year, it is not possible to meet the plan target for bread consumption, but in subsequent years it is <text:span text:style-name="T9">overfull-filled</text:span> by a large margin. </text:p>
      <text:p text:style-name="P18">If you look at the section of the plan ( at the end ) which summarises the overall fulfillment we see that it starts off very poor and then improves dramatically.</text:p>
      <text:p text:style-name="P18"/>
      <text:p text:style-name="P18"><draw:frame draw:style-name="fr2" draw:name="Object6" text:anchor-type="paragraph" svg:width="8.648cm" svg:height="2.26cm" draw:z-index="5"><draw:object xlink:href="./Object 6" xlink:type="simple" xlink:show="embed" xlink:actuate="onLoad"/><draw:image xlink:href="./ObjectReplacements/Object 6" xlink:type="simple" xlink:show="embed" xlink:actuate="onLoad"/></draw:frame></text:p>
      <text:p text:style-name="P18"/>
      <text:p text:style-name="P18"/>
      <text:p text:style-name="P18"/>
      <text:p text:style-name="P18">This is because the starting position specified in our initial input output tables is producing completely the wrong mix of net outputs to meet the plan targets. In order to get on track, there has to be a substantial re-arrangement of stocks of capital goods to enable the desired new mix of outputs to be made. During this drastic rearrangement, feasible production falls short of the target. </text:p>
      <text:p text:style-name="P18">It is better to set the output mix in the first year to be closer to the net output implied by the flow and capital stock tables.</text:p>
      <text:p text:style-name="P18"><text:soft-page-break/>When working with real economy data this should not be a problem since you can look up what the real final consumption in year 1 was and make this, or some large percentage of it, the target. Changes in output mix should be gradual to avoid the plan falling drastically short at the point of change.</text:p>
      <text:h text:style-name="P34" text:outline-level="4">Plan.txt</text:h>
      <text:p text:style-name="P16"/>
      <text:p text:style-name="P16"/>
      <text:p text:style-name="P16">accumulationForbreadOfbread1 <text:s text:c="11"/>0</text:p>
      <text:p text:style-name="P16">accumulationForbreadOfbread2 <text:s text:c="11"/>0</text:p>
      <text:p text:style-name="P16">accumulationForbreadOfbread3 <text:s text:c="11"/>0</text:p>
      <text:p text:style-name="P16">accumulationForbreadOfbread4 <text:s text:c="11"/>0</text:p>
      <text:p text:style-name="P16">accumulationForbreadOfbread5 <text:s text:c="11"/>0</text:p>
      <text:p text:style-name="P16">accumulationForbreadOfcoal1 <text:s text:c="4"/>0.301837</text:p>
      <text:p text:style-name="P16">accumulationForbreadOfcoal2 <text:s text:c="4"/>0.178104</text:p>
      <text:p text:style-name="P16">accumulationForbreadOfcoal3 <text:s text:c="4"/>0.183172</text:p>
      <text:p text:style-name="P16">accumulationForbreadOfcoal4 <text:s text:c="5"/>0.23131</text:p>
      <text:p text:style-name="P16">accumulationForbreadOfcoal5 <text:s text:c="11"/>0</text:p>
      <text:p text:style-name="P16">accumulationForbreadOfcorn1 <text:s text:c="11"/>0</text:p>
      <text:p text:style-name="P16">accumulationForbreadOfcorn2 <text:s text:c="11"/>0</text:p>
      <text:p text:style-name="P16">accumulationForbreadOfcorn3 <text:s text:c="11"/>0</text:p>
      <text:p text:style-name="P16">accumulationForbreadOfcorn4 <text:s text:c="11"/>0</text:p>
      <text:p text:style-name="P16">accumulationForbreadOfcorn5 <text:s text:c="11"/>0</text:p>
      <text:p text:style-name="P16">accumulationForbreadOfiron1 <text:s text:c="5"/>2.57837</text:p>
      <text:p text:style-name="P16">accumulationForbreadOfiron2 <text:s text:c="4"/>0.232955</text:p>
      <text:p text:style-name="P16">accumulationForbreadOfiron3 <text:s text:c="4"/>0.274018</text:p>
      <text:p text:style-name="P16">accumulationForbreadOfiron4 <text:s text:c="4"/>0.728301</text:p>
      <text:p text:style-name="P16">accumulationForbreadOfiron5 <text:s text:c="11"/>0</text:p>
      <text:p text:style-name="P16">accumulationForcoalOfbread1 <text:s text:c="11"/>0</text:p>
      <text:p text:style-name="P16">accumulationForcoalOfbread2 <text:s text:c="11"/>0</text:p>
      <text:p text:style-name="P16">accumulationForcoalOfbread3 <text:s text:c="11"/>0</text:p>
      <text:p text:style-name="P16">accumulationForcoalOfbread4 <text:s text:c="11"/>0</text:p>
      <text:p text:style-name="P16">accumulationForcoalOfbread5 <text:s text:c="11"/>0</text:p>
      <text:p text:style-name="P16">accumulationForcoalOfcoal1 <text:s text:c="5"/>1.33602</text:p>
      <text:p text:style-name="P16"><text:soft-page-break/>accumulationForcoalOfcoal2 <text:s text:c="4"/>0.921099</text:p>
      <text:p text:style-name="P16">accumulationForcoalOfcoal3 <text:s text:c="4"/>0.915919</text:p>
      <text:p text:style-name="P16">accumulationForcoalOfcoal4 <text:s text:c="4"/>0.820698</text:p>
      <text:p text:style-name="P16">accumulationForcoalOfcoal5 <text:s text:c="11"/>0</text:p>
      <text:p text:style-name="P16">accumulationForcoalOfcorn1 <text:s text:c="11"/>0</text:p>
      <text:p text:style-name="P16">accumulationForcoalOfcorn2 <text:s text:c="11"/>0</text:p>
      <text:p text:style-name="P16">accumulationForcoalOfcorn3 <text:s text:c="11"/>0</text:p>
      <text:p text:style-name="P16">accumulationForcoalOfcorn4 <text:s text:c="11"/>0</text:p>
      <text:p text:style-name="P16">accumulationForcoalOfcorn5 <text:s text:c="11"/>0</text:p>
      <text:p text:style-name="P16">accumulationForcoalOfiron1 <text:s text:c="5"/>6.34215</text:p>
      <text:p text:style-name="P16">accumulationForcoalOfiron2 <text:s text:c="5"/>0.92127</text:p>
      <text:p text:style-name="P16">accumulationForcoalOfiron3 <text:s text:c="4"/>0.875708</text:p>
      <text:p text:style-name="P16">accumulationForcoalOfiron4 <text:s text:c="4"/>0.220112</text:p>
      <text:p text:style-name="P16">accumulationForcoalOfiron5 <text:s text:c="11"/>0</text:p>
      <text:p text:style-name="P16">accumulationForcornOfbread1 <text:s text:c="11"/>0</text:p>
      <text:p text:style-name="P16">accumulationForcornOfbread2 <text:s text:c="11"/>0</text:p>
      <text:p text:style-name="P16">accumulationForcornOfbread3 <text:s text:c="11"/>0</text:p>
      <text:p text:style-name="P16">accumulationForcornOfbread4 <text:s text:c="11"/>0</text:p>
      <text:p text:style-name="P16">accumulationForcornOfbread5 <text:s text:c="11"/>0</text:p>
      <text:p text:style-name="P16">accumulationForcornOfcoal1 <text:s text:c="11"/>0</text:p>
      <text:p text:style-name="P16">accumulationForcornOfcoal2 <text:s text:c="2"/>0.00573433</text:p>
      <text:p text:style-name="P16">accumulationForcornOfcoal3 <text:s text:c="2"/>0.00814096</text:p>
      <text:p text:style-name="P16">accumulationForcornOfcoal4 <text:s text:c="3"/>0.0102805</text:p>
      <text:p text:style-name="P16">accumulationForcornOfcoal5 <text:s text:c="11"/>0</text:p>
      <text:p text:style-name="P16">accumulationForcornOfcorn1 <text:s text:c="5"/>3.15691</text:p>
      <text:p text:style-name="P16">accumulationForcornOfcorn2 <text:s text:c="11"/>0</text:p>
      <text:p text:style-name="P16">accumulationForcornOfcorn3 <text:s text:c="11"/>0</text:p>
      <text:p text:style-name="P16">accumulationForcornOfcorn4 <text:s text:c="11"/>0</text:p>
      <text:p text:style-name="P16">accumulationForcornOfcorn5 <text:s text:c="11"/>0</text:p>
      <text:p text:style-name="P16"><text:soft-page-break/>accumulationForcornOfiron1 <text:s text:c="11"/>0</text:p>
      <text:p text:style-name="P16">accumulationForcornOfiron2 <text:s text:c="11"/>0</text:p>
      <text:p text:style-name="P16">accumulationForcornOfiron3 <text:s text:c="11"/>0</text:p>
      <text:p text:style-name="P16">accumulationForcornOfiron4 <text:s text:c="11"/>0</text:p>
      <text:p text:style-name="P16">accumulationForcornOfiron5 <text:s text:c="11"/>0</text:p>
      <text:p text:style-name="P16">accumulationForironOfbread1 <text:s text:c="11"/>0</text:p>
      <text:p text:style-name="P16">accumulationForironOfbread2 <text:s text:c="11"/>0</text:p>
      <text:p text:style-name="P16">accumulationForironOfbread3 <text:s text:c="11"/>0</text:p>
      <text:p text:style-name="P16">accumulationForironOfbread4 <text:s text:c="11"/>0</text:p>
      <text:p text:style-name="P16">accumulationForironOfbread5 <text:s text:c="11"/>0</text:p>
      <text:p text:style-name="P16">accumulationForironOfcoal1 <text:s text:c="11"/>0</text:p>
      <text:p text:style-name="P16">accumulationForironOfcoal2 <text:s text:c="11"/>0</text:p>
      <text:p text:style-name="P16">accumulationForironOfcoal3 <text:s text:c="11"/>0</text:p>
      <text:p text:style-name="P16">accumulationForironOfcoal4 <text:s text:c="11"/>0</text:p>
      <text:p text:style-name="P16">accumulationForironOfcoal5 <text:s text:c="11"/>0</text:p>
      <text:p text:style-name="P16">accumulationForironOfcorn1 <text:s text:c="11"/>0</text:p>
      <text:p text:style-name="P16">accumulationForironOfcorn2 <text:s text:c="11"/>0</text:p>
      <text:p text:style-name="P16">accumulationForironOfcorn3 <text:s text:c="11"/>0</text:p>
      <text:p text:style-name="P16">accumulationForironOfcorn4 <text:s text:c="11"/>0</text:p>
      <text:p text:style-name="P16">accumulationForironOfcorn5 <text:s text:c="11"/>0</text:p>
      <text:p text:style-name="P16">accumulationForironOfiron1 <text:s text:c="11"/>0</text:p>
      <text:p text:style-name="P16">accumulationForironOfiron2 <text:s text:c="11"/>0</text:p>
      <text:p text:style-name="P16">accumulationForironOfiron3 <text:s text:c="11"/>0</text:p>
      <text:p text:style-name="P16">accumulationForironOfiron4 <text:s text:c="11"/>0</text:p>
      <text:p text:style-name="P16">accumulationForironOfiron5 <text:s text:c="11"/>0</text:p>
      <text:p text:style-name="P16">accumulationOfbread1 <text:s text:c="11"/>0</text:p>
      <text:p text:style-name="P16">accumulationOfbread2 <text:s text:c="11"/>0</text:p>
      <text:p text:style-name="P16">accumulationOfbread3 <text:s text:c="11"/>0</text:p>
      <text:p text:style-name="P16">accumulationOfbread4 <text:s text:c="11"/>0</text:p>
      <text:p text:style-name="P16"><text:soft-page-break/>accumulationOfbread5 <text:s text:c="11"/>0</text:p>
      <text:p text:style-name="P16">accumulationOfcoal1 <text:s text:c="6"/>1.63786</text:p>
      <text:p text:style-name="P16">accumulationOfcoal2 <text:s text:c="6"/>1.10494</text:p>
      <text:p text:style-name="P16">accumulationOfcoal3 <text:s text:c="6"/>1.10723</text:p>
      <text:p text:style-name="P16">accumulationOfcoal4 <text:s text:c="6"/>1.06229</text:p>
      <text:p text:style-name="P16">accumulationOfcoal5 <text:s text:c="12"/>0</text:p>
      <text:p text:style-name="P16">accumulationOfcorn1 <text:s text:c="6"/>3.15691</text:p>
      <text:p text:style-name="P16">accumulationOfcorn2 <text:s text:c="12"/>0</text:p>
      <text:p text:style-name="P16">accumulationOfcorn3 <text:s text:c="12"/>0</text:p>
      <text:p text:style-name="P16">accumulationOfcorn4 <text:s text:c="12"/>0</text:p>
      <text:p text:style-name="P16">accumulationOfcorn5 <text:s text:c="12"/>0</text:p>
      <text:p text:style-name="P16">accumulationOfiron1 <text:s text:c="6"/>8.92052</text:p>
      <text:p text:style-name="P16">accumulationOfiron2 <text:s text:c="6"/>1.15422</text:p>
      <text:p text:style-name="P16">accumulationOfiron3 <text:s text:c="6"/>1.14973</text:p>
      <text:p text:style-name="P16">accumulationOfiron4 <text:s text:c="5"/>0.948412</text:p>
      <text:p text:style-name="P16">accumulationOfiron5 <text:s text:c="12"/>0</text:p>
      <text:p text:style-name="P16">Actual values of the variables:</text:p>
      <text:p text:style-name="P16">capitalstockForbreadMadeUpOfbread1 <text:s text:c="11"/>0</text:p>
      <text:p text:style-name="P16">capitalstockForbreadMadeUpOfbread2 <text:s text:c="11"/>0</text:p>
      <text:p text:style-name="P16">capitalstockForbreadMadeUpOfbread3 <text:s text:c="11"/>0</text:p>
      <text:p text:style-name="P16">capitalstockForbreadMadeUpOfbread4 <text:s text:c="11"/>0</text:p>
      <text:p text:style-name="P16">capitalstockForbreadMadeUpOfbread5 <text:s text:c="11"/>0</text:p>
      <text:p text:style-name="P16">capitalstockForbreadMadeUpOfcoal1 <text:s text:c="9"/>0.1</text:p>
      <text:p text:style-name="P16">capitalstockForbreadMadeUpOfcoal2 <text:s text:c="4"/>0.351837</text:p>
      <text:p text:style-name="P16">capitalstockForbreadMadeUpOfcoal3 <text:s text:c="4"/>0.354022</text:p>
      <text:p text:style-name="P16">capitalstockForbreadMadeUpOfcoal4 <text:s text:c="4"/>0.360183</text:p>
      <text:p text:style-name="P16">capitalstockForbreadMadeUpOfcoal5 <text:s text:c="4"/>0.411402</text:p>
      <text:p text:style-name="P16">capitalstockForbreadMadeUpOfcorn1 <text:s text:c="11"/>0</text:p>
      <text:p text:style-name="P16">capitalstockForbreadMadeUpOfcorn2 <text:s text:c="11"/>0</text:p>
      <text:p text:style-name="P16"><text:soft-page-break/>capitalstockForbreadMadeUpOfcorn3 <text:s text:c="11"/>0</text:p>
      <text:p text:style-name="P16">capitalstockForbreadMadeUpOfcorn4 <text:s text:c="11"/>0</text:p>
      <text:p text:style-name="P16">capitalstockForbreadMadeUpOfcorn5 <text:s text:c="11"/>0</text:p>
      <text:p text:style-name="P16">capitalstockForbreadMadeUpOfiron1 <text:s text:c="11"/>1</text:p>
      <text:p text:style-name="P16">capitalstockForbreadMadeUpOfiron2 <text:s text:c="5"/>3.51837</text:p>
      <text:p text:style-name="P16">capitalstockForbreadMadeUpOfiron3 <text:s text:c="5"/>3.54022</text:p>
      <text:p text:style-name="P16">capitalstockForbreadMadeUpOfiron4 <text:s text:c="5"/>3.60183</text:p>
      <text:p text:style-name="P16">capitalstockForbreadMadeUpOfiron5 <text:s text:c="5"/>4.11402</text:p>
      <text:p text:style-name="P16">capitalstockForcoalMadeUpOfbread1 <text:s text:c="11"/>0</text:p>
      <text:p text:style-name="P16">capitalstockForcoalMadeUpOfbread2 <text:s text:c="11"/>0</text:p>
      <text:p text:style-name="P16">capitalstockForcoalMadeUpOfbread3 <text:s text:c="11"/>0</text:p>
      <text:p text:style-name="P16">capitalstockForcoalMadeUpOfbread4 <text:s text:c="11"/>0</text:p>
      <text:p text:style-name="P16">capitalstockForcoalMadeUpOfbread5 <text:s text:c="11"/>0</text:p>
      <text:p text:style-name="P16">capitalstockForcoalMadeUpOfcoal1 <text:s text:c="11"/>1</text:p>
      <text:p text:style-name="P16">capitalstockForcoalMadeUpOfcoal2 <text:s text:c="5"/>1.83602</text:p>
      <text:p text:style-name="P16">capitalstockForcoalMadeUpOfcoal3 <text:s text:c="5"/>1.83911</text:p>
      <text:p text:style-name="P16">capitalstockForcoalMadeUpOfcoal4 <text:s text:c="5"/>1.83547</text:p>
      <text:p text:style-name="P16">capitalstockForcoalMadeUpOfcoal5 <text:s text:c="5"/>1.73844</text:p>
      <text:p text:style-name="P16">capitalstockForcoalMadeUpOfcorn1 <text:s text:c="11"/>0</text:p>
      <text:p text:style-name="P16">capitalstockForcoalMadeUpOfcorn2 <text:s text:c="11"/>0</text:p>
      <text:p text:style-name="P16">capitalstockForcoalMadeUpOfcorn3 <text:s text:c="11"/>0</text:p>
      <text:p text:style-name="P16">capitalstockForcoalMadeUpOfcorn4 <text:s text:c="11"/>0</text:p>
      <text:p text:style-name="P16">capitalstockForcoalMadeUpOfcorn5 <text:s text:c="11"/>0</text:p>
      <text:p text:style-name="P16">capitalstockForcoalMadeUpOfiron1 <text:s text:c="11"/>7</text:p>
      <text:p text:style-name="P16">capitalstockForcoalMadeUpOfiron2 <text:s text:c="5"/>12.8522</text:p>
      <text:p text:style-name="P16">capitalstockForcoalMadeUpOfiron3 <text:s text:c="5"/>12.8738</text:p>
      <text:p text:style-name="P16">capitalstockForcoalMadeUpOfiron4 <text:s text:c="5"/>12.8483</text:p>
      <text:p text:style-name="P16">capitalstockForcoalMadeUpOfiron5 <text:s text:c="6"/>12.169</text:p>
      <text:p text:style-name="P16">capitalstockForcornMadeUpOfbread1 <text:s text:c="11"/>0</text:p>
      <text:p text:style-name="P16"><text:soft-page-break/>capitalstockForcornMadeUpOfbread2 <text:s text:c="11"/>0</text:p>
      <text:p text:style-name="P16">capitalstockForcornMadeUpOfbread3 <text:s text:c="11"/>0</text:p>
      <text:p text:style-name="P16">capitalstockForcornMadeUpOfbread4 <text:s text:c="11"/>0</text:p>
      <text:p text:style-name="P16">capitalstockForcornMadeUpOfbread5 <text:s text:c="11"/>0</text:p>
      <text:p text:style-name="P16">capitalstockForcornMadeUpOfcoal1 <text:s text:c="8"/>0.04</text:p>
      <text:p text:style-name="P16">capitalstockForcornMadeUpOfcoal2 <text:s text:c="8"/>0.02</text:p>
      <text:p text:style-name="P16">capitalstockForcornMadeUpOfcoal3 <text:s text:c="3"/>0.0157343</text:p>
      <text:p text:style-name="P16">capitalstockForcornMadeUpOfcoal4 <text:s text:c="3"/>0.0160081</text:p>
      <text:p text:style-name="P16">capitalstockForcornMadeUpOfcoal5 <text:s text:c="3"/>0.0182845</text:p>
      <text:p text:style-name="P16">capitalstockForcornMadeUpOfcorn1 <text:s text:c="11"/>1</text:p>
      <text:p text:style-name="P16">capitalstockForcornMadeUpOfcorn2 <text:s text:c="5"/>3.65691</text:p>
      <text:p text:style-name="P16">capitalstockForcornMadeUpOfcorn3 <text:s text:c="5"/>1.82845</text:p>
      <text:p text:style-name="P16">capitalstockForcornMadeUpOfcorn4 <text:s text:c="4"/>0.914226</text:p>
      <text:p text:style-name="P16">capitalstockForcornMadeUpOfcorn5 <text:s text:c="4"/>0.457113</text:p>
      <text:p text:style-name="P16">capitalstockForcornMadeUpOfiron1 <text:s text:c="6"/>0.8555</text:p>
      <text:p text:style-name="P16">capitalstockForcornMadeUpOfiron2 <text:s text:c="4"/>0.795615</text:p>
      <text:p text:style-name="P16">capitalstockForcornMadeUpOfiron3 <text:s text:c="4"/>0.739922</text:p>
      <text:p text:style-name="P16">capitalstockForcornMadeUpOfiron4 <text:s text:c="4"/>0.688127</text:p>
      <text:p text:style-name="P16">capitalstockForcornMadeUpOfiron5 <text:s text:c="4"/>0.639958</text:p>
      <text:p text:style-name="P16">capitalstockForironMadeUpOfbread1 <text:s text:c="11"/>0</text:p>
      <text:p text:style-name="P16">capitalstockForironMadeUpOfbread2 <text:s text:c="11"/>0</text:p>
      <text:p text:style-name="P16">capitalstockForironMadeUpOfbread3 <text:s text:c="11"/>0</text:p>
      <text:p text:style-name="P16">capitalstockForironMadeUpOfbread4 <text:s text:c="11"/>0</text:p>
      <text:p text:style-name="P16">capitalstockForironMadeUpOfbread5 <text:s text:c="11"/>0</text:p>
      <text:p text:style-name="P16">capitalstockForironMadeUpOfcoal1 <text:s text:c="11"/>2</text:p>
      <text:p text:style-name="P16">capitalstockForironMadeUpOfcoal2 <text:s text:c="4"/>0.904992</text:p>
      <text:p text:style-name="P16">capitalstockForironMadeUpOfcoal3 <text:s text:c="4"/>0.452496</text:p>
      <text:p text:style-name="P16">capitalstockForironMadeUpOfcoal4 <text:s text:c="4"/>0.226248</text:p>
      <text:p text:style-name="P16">capitalstockForironMadeUpOfcoal5 <text:s text:c="3"/>0.0395769</text:p>
      <text:p text:style-name="P16"><text:soft-page-break/>capitalstockForironMadeUpOfcorn1 <text:s text:c="11"/>0</text:p>
      <text:p text:style-name="P16">capitalstockForironMadeUpOfcorn2 <text:s text:c="11"/>0</text:p>
      <text:p text:style-name="P16">capitalstockForironMadeUpOfcorn3 <text:s text:c="11"/>0</text:p>
      <text:p text:style-name="P16">capitalstockForironMadeUpOfcorn4 <text:s text:c="11"/>0</text:p>
      <text:p text:style-name="P16">capitalstockForironMadeUpOfcorn5 <text:s text:c="11"/>0</text:p>
      <text:p text:style-name="P16">capitalstockForironMadeUpOfiron1 <text:s text:c="5"/>9.02671</text:p>
      <text:p text:style-name="P16">capitalstockForironMadeUpOfiron2 <text:s text:c="5"/>8.39484</text:p>
      <text:p text:style-name="P16">capitalstockForironMadeUpOfiron3 <text:s text:c="6"/>7.8072</text:p>
      <text:p text:style-name="P16">capitalstockForironMadeUpOfiron4 <text:s text:c="5"/>1.13124</text:p>
      <text:p text:style-name="P16">capitalstockForironMadeUpOfiron5 <text:s text:c="5"/>1.05205</text:p>
      <text:p text:style-name="P16">depreciationInbreadProductionOfbread1 <text:s text:c="11"/>0</text:p>
      <text:p text:style-name="P16">depreciationInbreadProductionOfbread2 <text:s text:c="11"/>0</text:p>
      <text:p text:style-name="P16">depreciationInbreadProductionOfbread3 <text:s text:c="11"/>0</text:p>
      <text:p text:style-name="P16">depreciationInbreadProductionOfbread4 <text:s text:c="11"/>0</text:p>
      <text:p text:style-name="P16">depreciationInbreadProductionOfbread5 <text:s text:c="11"/>0</text:p>
      <text:p text:style-name="P16">depreciationInbreadProductionOfcoal1 <text:s text:c="8"/>0.05</text:p>
      <text:p text:style-name="P16">depreciationInbreadProductionOfcoal2 <text:s text:c="4"/>0.175919</text:p>
      <text:p text:style-name="P16">depreciationInbreadProductionOfcoal3 <text:s text:c="4"/>0.177011</text:p>
      <text:p text:style-name="P16">depreciationInbreadProductionOfcoal4 <text:s text:c="4"/>0.180091</text:p>
      <text:p text:style-name="P16">depreciationInbreadProductionOfcoal5 <text:s text:c="4"/>0.205701</text:p>
      <text:p text:style-name="P16">depreciationInbreadProductionOfcorn1 <text:s text:c="11"/>0</text:p>
      <text:p text:style-name="P16">depreciationInbreadProductionOfcorn2 <text:s text:c="11"/>0</text:p>
      <text:p text:style-name="P16">depreciationInbreadProductionOfcorn3 <text:s text:c="11"/>0</text:p>
      <text:p text:style-name="P16">depreciationInbreadProductionOfcorn4 <text:s text:c="11"/>0</text:p>
      <text:p text:style-name="P16">depreciationInbreadProductionOfcorn5 <text:s text:c="11"/>0</text:p>
      <text:p text:style-name="P16">depreciationInbreadProductionOfiron1 <text:s text:c="8"/>0.06</text:p>
      <text:p text:style-name="P16">depreciationInbreadProductionOfiron2 <text:s text:c="4"/>0.211102</text:p>
      <text:p text:style-name="P16">depreciationInbreadProductionOfiron3 <text:s text:c="4"/>0.212413</text:p>
      <text:p text:style-name="P16">depreciationInbreadProductionOfiron4 <text:s text:c="5"/>0.21611</text:p>
      <text:p text:style-name="P16"><text:soft-page-break/>depreciationInbreadProductionOfiron5 <text:s text:c="4"/>0.246841</text:p>
      <text:p text:style-name="P16">depreciationIncoalProductionOfbread1 <text:s text:c="11"/>0</text:p>
      <text:p text:style-name="P16">depreciationIncoalProductionOfbread2 <text:s text:c="11"/>0</text:p>
      <text:p text:style-name="P16">depreciationIncoalProductionOfbread3 <text:s text:c="11"/>0</text:p>
      <text:p text:style-name="P16">depreciationIncoalProductionOfbread4 <text:s text:c="11"/>0</text:p>
      <text:p text:style-name="P16">depreciationIncoalProductionOfbread5 <text:s text:c="11"/>0</text:p>
      <text:p text:style-name="P16">depreciationIncoalProductionOfcoal1 <text:s text:c="9"/>0.5</text:p>
      <text:p text:style-name="P16">depreciationIncoalProductionOfcoal2 <text:s text:c="4"/>0.918011</text:p>
      <text:p text:style-name="P16">depreciationIncoalProductionOfcoal3 <text:s text:c="4"/>0.919555</text:p>
      <text:p text:style-name="P16">depreciationIncoalProductionOfcoal4 <text:s text:c="4"/>0.917737</text:p>
      <text:p text:style-name="P16">depreciationIncoalProductionOfcoal5 <text:s text:c="4"/>0.869218</text:p>
      <text:p text:style-name="P16">depreciationIncoalProductionOfcorn1 <text:s text:c="11"/>0</text:p>
      <text:p text:style-name="P16">depreciationIncoalProductionOfcorn2 <text:s text:c="11"/>0</text:p>
      <text:p text:style-name="P16">depreciationIncoalProductionOfcorn3 <text:s text:c="11"/>0</text:p>
      <text:p text:style-name="P16">depreciationIncoalProductionOfcorn4 <text:s text:c="11"/>0</text:p>
      <text:p text:style-name="P16">depreciationIncoalProductionOfcorn5 <text:s text:c="11"/>0</text:p>
      <text:p text:style-name="P16">depreciationIncoalProductionOfiron1 <text:s text:c="8"/>0.49</text:p>
      <text:p text:style-name="P16">depreciationIncoalProductionOfiron2 <text:s text:c="4"/>0.899651</text:p>
      <text:p text:style-name="P16">depreciationIncoalProductionOfiron3 <text:s text:c="4"/>0.901164</text:p>
      <text:p text:style-name="P16">depreciationIncoalProductionOfiron4 <text:s text:c="4"/>0.899382</text:p>
      <text:p text:style-name="P16">depreciationIncoalProductionOfiron5 <text:s text:c="4"/>0.851833</text:p>
      <text:p text:style-name="P16">depreciationIncornProductionOfbread1 <text:s text:c="11"/>0</text:p>
      <text:p text:style-name="P16">depreciationIncornProductionOfbread2 <text:s text:c="11"/>0</text:p>
      <text:p text:style-name="P16">depreciationIncornProductionOfbread3 <text:s text:c="11"/>0</text:p>
      <text:p text:style-name="P16">depreciationIncornProductionOfbread4 <text:s text:c="11"/>0</text:p>
      <text:p text:style-name="P16">depreciationIncornProductionOfbread5 <text:s text:c="11"/>0</text:p>
      <text:p text:style-name="P16">depreciationIncornProductionOfcoal1 <text:s text:c="8"/>0.02</text:p>
      <text:p text:style-name="P16">depreciationIncornProductionOfcoal2 <text:s text:c="8"/>0.01</text:p>
      <text:p text:style-name="P16">depreciationIncornProductionOfcoal3 <text:s text:c="2"/>0.00786716</text:p>
      <text:p text:style-name="P16"><text:soft-page-break/>depreciationIncornProductionOfcoal4 <text:s text:c="2"/>0.00800406</text:p>
      <text:p text:style-name="P16">depreciationIncornProductionOfcoal5 <text:s text:c="2"/>0.00914226</text:p>
      <text:p text:style-name="P16">depreciationIncornProductionOfcorn1 <text:s text:c="9"/>0.5</text:p>
      <text:p text:style-name="P16">depreciationIncornProductionOfcorn2 <text:s text:c="5"/>1.82845</text:p>
      <text:p text:style-name="P16">depreciationIncornProductionOfcorn3 <text:s text:c="4"/>0.914226</text:p>
      <text:p text:style-name="P16">depreciationIncornProductionOfcorn4 <text:s text:c="4"/>0.457113</text:p>
      <text:p text:style-name="P16">depreciationIncornProductionOfcorn5 <text:s text:c="4"/>0.228557</text:p>
      <text:p text:style-name="P16">depreciationIncornProductionOfiron1 <text:s text:c="4"/>0.059885</text:p>
      <text:p text:style-name="P16">depreciationIncornProductionOfiron2 <text:s text:c="4"/>0.055693</text:p>
      <text:p text:style-name="P16">depreciationIncornProductionOfiron3 <text:s text:c="3"/>0.0517945</text:p>
      <text:p text:style-name="P16">depreciationIncornProductionOfiron4 <text:s text:c="3"/>0.0481689</text:p>
      <text:p text:style-name="P16">depreciationIncornProductionOfiron5 <text:s text:c="3"/>0.0447971</text:p>
      <text:p text:style-name="P16">depreciationInironProductionOfbread1 <text:s text:c="11"/>0</text:p>
      <text:p text:style-name="P16">depreciationInironProductionOfbread2 <text:s text:c="11"/>0</text:p>
      <text:p text:style-name="P16">depreciationInironProductionOfbread3 <text:s text:c="11"/>0</text:p>
      <text:p text:style-name="P16">depreciationInironProductionOfbread4 <text:s text:c="11"/>0</text:p>
      <text:p text:style-name="P16">depreciationInironProductionOfbread5 <text:s text:c="11"/>0</text:p>
      <text:p text:style-name="P16">depreciationInironProductionOfcoal1 <text:s text:c="11"/>1</text:p>
      <text:p text:style-name="P16">depreciationInironProductionOfcoal2 <text:s text:c="4"/>0.452496</text:p>
      <text:p text:style-name="P16">depreciationInironProductionOfcoal3 <text:s text:c="4"/>0.226248</text:p>
      <text:p text:style-name="P16">depreciationInironProductionOfcoal4 <text:s text:c="4"/>0.113124</text:p>
      <text:p text:style-name="P16">depreciationInironProductionOfcoal5 <text:s text:c="3"/>0.0197885</text:p>
      <text:p text:style-name="P16">depreciationInironProductionOfcorn1 <text:s text:c="11"/>0</text:p>
      <text:p text:style-name="P16">depreciationInironProductionOfcorn2 <text:s text:c="11"/>0</text:p>
      <text:p text:style-name="P16">depreciationInironProductionOfcorn3 <text:s text:c="11"/>0</text:p>
      <text:p text:style-name="P16">depreciationInironProductionOfcorn4 <text:s text:c="11"/>0</text:p>
      <text:p text:style-name="P16">depreciationInironProductionOfcorn5 <text:s text:c="11"/>0</text:p>
      <text:p text:style-name="P16">depreciationInironProductionOfiron1 <text:s text:c="5"/>0.63187</text:p>
      <text:p text:style-name="P16">depreciationInironProductionOfiron2 <text:s text:c="4"/>0.587639</text:p>
      <text:p text:style-name="P16"><text:soft-page-break/>depreciationInironProductionOfiron3 <text:s text:c="4"/>0.546504</text:p>
      <text:p text:style-name="P16">depreciationInironProductionOfiron4 <text:s text:c="3"/>0.0791868</text:p>
      <text:p text:style-name="P16">depreciationInironProductionOfiron5 <text:s text:c="3"/>0.0736438</text:p>
      <text:p text:style-name="P16">finalConsumptionOfbread1 <text:s text:c="4"/>0.318443</text:p>
      <text:p text:style-name="P16">finalConsumptionOfbread2 <text:s text:c="5"/>3.51837</text:p>
      <text:p text:style-name="P16">finalConsumptionOfbread3 <text:s text:c="5"/>3.54022</text:p>
      <text:p text:style-name="P16">finalConsumptionOfbread4 <text:s text:c="5"/>3.60183</text:p>
      <text:p text:style-name="P16">finalConsumptionOfbread5 <text:s text:c="5"/>4.11402</text:p>
      <text:p text:style-name="P16">finalConsumptionOfcoal1 <text:s text:c="4"/>0.477664</text:p>
      <text:p text:style-name="P16">finalConsumptionOfcoal2 <text:s text:c="6"/>5.2513</text:p>
      <text:p text:style-name="P16">finalConsumptionOfcoal3 <text:s text:c="5"/>5.25776</text:p>
      <text:p text:style-name="P16">finalConsumptionOfcoal4 <text:s text:c="5"/>5.31698</text:p>
      <text:p text:style-name="P16">finalConsumptionOfcoal5 <text:s text:c="5"/>6.07308</text:p>
      <text:p text:style-name="P16">finalConsumptionOfcorn1 <text:s text:c="11"/>0</text:p>
      <text:p text:style-name="P16">finalConsumptionOfcorn2 <text:s text:c="11"/>0</text:p>
      <text:p text:style-name="P16">finalConsumptionOfcorn3 <text:s text:c="11"/>0</text:p>
      <text:p text:style-name="P16">finalConsumptionOfcorn4 <text:s text:c="11"/>0</text:p>
      <text:p text:style-name="P16">finalConsumptionOfcorn5 <text:s text:c="11"/>0</text:p>
      <text:p text:style-name="P16">finalConsumptionOfiron1 <text:s text:c="3"/>0.0159221</text:p>
      <text:p text:style-name="P16">finalConsumptionOfiron2 <text:s text:c="4"/>0.175043</text:p>
      <text:p text:style-name="P16">finalConsumptionOfiron3 <text:s text:c="4"/>0.175259</text:p>
      <text:p text:style-name="P16">finalConsumptionOfiron4 <text:s text:c="4"/>0.171516</text:p>
      <text:p text:style-name="P16">finalConsumptionOfiron5 <text:s text:c="4"/>0.195906</text:p>
      <text:p text:style-name="P16">flowForbreadOfbread1 <text:s text:c="11"/>0</text:p>
      <text:p text:style-name="P16">flowForbreadOfbread2 <text:s text:c="11"/>0</text:p>
      <text:p text:style-name="P16">flowForbreadOfbread3 <text:s text:c="11"/>0</text:p>
      <text:p text:style-name="P16">flowForbreadOfbread4 <text:s text:c="11"/>0</text:p>
      <text:p text:style-name="P16">flowForbreadOfbread5 <text:s text:c="11"/>0</text:p>
      <text:p text:style-name="P16">flowForbreadOfcoal1 <text:s text:c="4"/>0.0636885</text:p>
      <text:p text:style-name="P16"><text:soft-page-break/>flowForbreadOfcoal2 <text:s text:c="5"/>0.703674</text:p>
      <text:p text:style-name="P16">flowForbreadOfcoal3 <text:s text:c="5"/>0.708045</text:p>
      <text:p text:style-name="P16">flowForbreadOfcoal4 <text:s text:c="5"/>0.720366</text:p>
      <text:p text:style-name="P16">flowForbreadOfcoal5 <text:s text:c="5"/>0.822804</text:p>
      <text:p text:style-name="P16">flowForbreadOfcorn1 <text:s text:c="5"/>0.318443</text:p>
      <text:p text:style-name="P16">flowForbreadOfcorn2 <text:s text:c="6"/>3.51837</text:p>
      <text:p text:style-name="P16">flowForbreadOfcorn3 <text:s text:c="6"/>3.54022</text:p>
      <text:p text:style-name="P16">flowForbreadOfcorn4 <text:s text:c="6"/>3.60183</text:p>
      <text:p text:style-name="P16">flowForbreadOfcorn5 <text:s text:c="6"/>4.11402</text:p>
      <text:p text:style-name="P16">flowForbreadOfiron1 <text:s text:c="12"/>0</text:p>
      <text:p text:style-name="P16">flowForbreadOfiron2 <text:s text:c="12"/>0</text:p>
      <text:p text:style-name="P16">flowForbreadOfiron3 <text:s text:c="12"/>0</text:p>
      <text:p text:style-name="P16">flowForbreadOfiron4 <text:s text:c="12"/>0</text:p>
      <text:p text:style-name="P16">flowForbreadOfiron5 <text:s text:c="12"/>0</text:p>
      <text:p text:style-name="P16">flowForcoalOfbread1 <text:s text:c="12"/>0</text:p>
      <text:p text:style-name="P16">flowForcoalOfbread2 <text:s text:c="12"/>0</text:p>
      <text:p text:style-name="P16">flowForcoalOfbread3 <text:s text:c="12"/>0</text:p>
      <text:p text:style-name="P16">flowForcoalOfbread4 <text:s text:c="12"/>0</text:p>
      <text:p text:style-name="P16">flowForcoalOfbread5 <text:s text:c="12"/>0</text:p>
      <text:p text:style-name="P16">flowForcoalOfcoal1 <text:s text:c="13"/>1</text:p>
      <text:p text:style-name="P16">flowForcoalOfcoal2 <text:s text:c="7"/>1.83602</text:p>
      <text:p text:style-name="P16">flowForcoalOfcoal3 <text:s text:c="7"/>1.83911</text:p>
      <text:p text:style-name="P16">flowForcoalOfcoal4 <text:s text:c="7"/>1.83547</text:p>
      <text:p text:style-name="P16">flowForcoalOfcoal5 <text:s text:c="7"/>1.73844</text:p>
      <text:p text:style-name="P16">flowForcoalOfcorn1 <text:s text:c="13"/>0</text:p>
      <text:p text:style-name="P16">flowForcoalOfcorn2 <text:s text:c="13"/>0</text:p>
      <text:p text:style-name="P16">flowForcoalOfcorn3 <text:s text:c="13"/>0</text:p>
      <text:p text:style-name="P16">flowForcoalOfcorn4 <text:s text:c="13"/>0</text:p>
      <text:p text:style-name="P16">flowForcoalOfcorn5 <text:s text:c="13"/>0</text:p>
      <text:p text:style-name="P16"><text:soft-page-break/>flowForcoalOfiron1 <text:s text:c="13"/>0</text:p>
      <text:p text:style-name="P16">flowForcoalOfiron2 <text:s text:c="13"/>0</text:p>
      <text:p text:style-name="P16">flowForcoalOfiron3 <text:s text:c="13"/>0</text:p>
      <text:p text:style-name="P16">flowForcoalOfiron4 <text:s text:c="13"/>0</text:p>
      <text:p text:style-name="P16">flowForcoalOfiron5 <text:s text:c="13"/>0</text:p>
      <text:p text:style-name="P16">flowForcornOfbread1 <text:s text:c="12"/>0</text:p>
      <text:p text:style-name="P16">flowForcornOfbread2 <text:s text:c="12"/>0</text:p>
      <text:p text:style-name="P16">flowForcornOfbread3 <text:s text:c="12"/>0</text:p>
      <text:p text:style-name="P16">flowForcornOfbread4 <text:s text:c="12"/>0</text:p>
      <text:p text:style-name="P16">flowForcornOfbread5 <text:s text:c="12"/>0</text:p>
      <text:p text:style-name="P16">flowForcornOfcoal1 <text:s text:c="6"/>0.015446</text:p>
      <text:p text:style-name="P16">flowForcornOfcoal2 <text:s text:c="5"/>0.0156372</text:p>
      <text:p text:style-name="P16">flowForcornOfcoal3 <text:s text:c="5"/>0.0157343</text:p>
      <text:p text:style-name="P16">flowForcornOfcoal4 <text:s text:c="5"/>0.0160081</text:p>
      <text:p text:style-name="P16">flowForcornOfcoal5 <text:s text:c="5"/>0.0182845</text:p>
      <text:p text:style-name="P16">flowForcornOfcorn1 <text:s text:c="7"/>0.38615</text:p>
      <text:p text:style-name="P16">flowForcornOfcorn2 <text:s text:c="7"/>0.39093</text:p>
      <text:p text:style-name="P16">flowForcornOfcorn3 <text:s text:c="6"/>0.393358</text:p>
      <text:p text:style-name="P16">flowForcornOfcorn4 <text:s text:c="6"/>0.400203</text:p>
      <text:p text:style-name="P16">flowForcornOfcorn5 <text:s text:c="6"/>0.457113</text:p>
      <text:p text:style-name="P16">flowForcornOfiron1 <text:s text:c="13"/>0</text:p>
      <text:p text:style-name="P16">flowForcornOfiron2 <text:s text:c="13"/>0</text:p>
      <text:p text:style-name="P16">flowForcornOfiron3 <text:s text:c="13"/>0</text:p>
      <text:p text:style-name="P16">flowForcornOfiron4 <text:s text:c="13"/>0</text:p>
      <text:p text:style-name="P16">flowForcornOfiron5 <text:s text:c="13"/>0</text:p>
      <text:p text:style-name="P16">flowForironOfbread1 <text:s text:c="12"/>0</text:p>
      <text:p text:style-name="P16">flowForironOfbread2 <text:s text:c="12"/>0</text:p>
      <text:p text:style-name="P16">flowForironOfbread3 <text:s text:c="12"/>0</text:p>
      <text:p text:style-name="P16">flowForironOfbread4 <text:s text:c="12"/>0</text:p>
      <text:p text:style-name="P16"><text:soft-page-break/>flowForironOfbread5 <text:s text:c="12"/>0</text:p>
      <text:p text:style-name="P16">flowForironOfcoal1 <text:s text:c="7"/>1.80534</text:p>
      <text:p text:style-name="P16">flowForironOfcoal2 <text:s text:c="6"/>0.268539</text:p>
      <text:p text:style-name="P16">flowForironOfcoal3 <text:s text:c="6"/>0.267674</text:p>
      <text:p text:style-name="P16">flowForironOfcoal4 <text:s text:c="6"/>0.226248</text:p>
      <text:p text:style-name="P16">flowForironOfcoal5 <text:s text:c="5"/>0.0395769</text:p>
      <text:p text:style-name="P16">flowForironOfcorn1 <text:s text:c="13"/>0</text:p>
      <text:p text:style-name="P16">flowForironOfcorn2 <text:s text:c="13"/>0</text:p>
      <text:p text:style-name="P16">flowForironOfcorn3 <text:s text:c="13"/>0</text:p>
      <text:p text:style-name="P16">flowForironOfcorn4 <text:s text:c="13"/>0</text:p>
      <text:p text:style-name="P16">flowForironOfcorn5 <text:s text:c="13"/>0</text:p>
      <text:p text:style-name="P16">flowForironOfiron1 <text:s text:c="5"/>0.0902671</text:p>
      <text:p text:style-name="P16">flowForironOfiron2 <text:s text:c="5"/>0.0134269</text:p>
      <text:p text:style-name="P16">flowForironOfiron3 <text:s text:c="5"/>0.0133837</text:p>
      <text:p text:style-name="P16">flowForironOfiron4 <text:s text:c="5"/>0.0113124</text:p>
      <text:p text:style-name="P16">flowForironOfiron5 <text:s text:c="4"/>0.00197885</text:p>
      <text:p text:style-name="P16">labourForbread1 <text:s text:c="8"/>0.0318443</text:p>
      <text:p text:style-name="P16">labourForbread2 <text:s text:c="9"/>0.351837</text:p>
      <text:p text:style-name="P16">labourForbread3 <text:s text:c="9"/>0.354022</text:p>
      <text:p text:style-name="P16">labourForbread4 <text:s text:c="9"/>0.360183</text:p>
      <text:p text:style-name="P16">labourForbread5 <text:s text:c="9"/>0.411402</text:p>
      <text:p text:style-name="P16">labourForcoal1 <text:s text:c="17"/>1</text:p>
      <text:p text:style-name="P16">labourForcoal2 <text:s text:c="11"/>1.83602</text:p>
      <text:p text:style-name="P16">labourForcoal3 <text:s text:c="11"/>1.83911</text:p>
      <text:p text:style-name="P16">labourForcoal4 <text:s text:c="11"/>1.83547</text:p>
      <text:p text:style-name="P16">labourForcoal5 <text:s text:c="11"/>1.73844</text:p>
      <text:p text:style-name="P16">labourForcorn1 <text:s text:c="12"/>0.7723</text:p>
      <text:p text:style-name="P16">labourForcorn2 <text:s text:c="11"/>0.78186</text:p>
      <text:p text:style-name="P16">labourForcorn3 <text:s text:c="10"/>0.786716</text:p>
      <text:p text:style-name="P16"><text:soft-page-break/>labourForcorn4 <text:s text:c="10"/>0.800406</text:p>
      <text:p text:style-name="P16">labourForcorn5 <text:s text:c="10"/>0.914226</text:p>
      <text:p text:style-name="P16">labourForiron1 <text:s text:c="10"/>0.270801</text:p>
      <text:p text:style-name="P16">labourForiron2 <text:s text:c="9"/>0.0402808</text:p>
      <text:p text:style-name="P16">labourForiron3 <text:s text:c="9"/>0.0401511</text:p>
      <text:p text:style-name="P16">labourForiron4 <text:s text:c="9"/>0.0339372</text:p>
      <text:p text:style-name="P16">labourForiron5 <text:s text:c="8"/>0.00593654</text:p>
      <text:p text:style-name="P16">labourForYear1 <text:s text:c="11"/>2.07495</text:p>
      <text:p text:style-name="P16">labourForYear2 <text:s text:c="14"/>3.01</text:p>
      <text:p text:style-name="P16">labourForYear3 <text:s text:c="14"/>3.02</text:p>
      <text:p text:style-name="P16">labourForYear4 <text:s text:c="14"/>3.03</text:p>
      <text:p text:style-name="P16">labourForYear5 <text:s text:c="14"/>3.07</text:p>
      <text:p text:style-name="P16">outputOfbread1 <text:s text:c="10"/>0.318443</text:p>
      <text:p text:style-name="P16">outputOfbread2 <text:s text:c="11"/>3.51837</text:p>
      <text:p text:style-name="P16">outputOfbread3 <text:s text:c="11"/>3.54022</text:p>
      <text:p text:style-name="P16">outputOfbread4 <text:s text:c="11"/>3.60183</text:p>
      <text:p text:style-name="P16">outputOfbread5 <text:s text:c="11"/>4.11402</text:p>
      <text:p text:style-name="P16">outputOfcoal1 <text:s text:c="18"/>5</text:p>
      <text:p text:style-name="P16">outputOfcoal2 <text:s text:c="12"/>9.18011</text:p>
      <text:p text:style-name="P16">outputOfcoal3 <text:s text:c="12"/>9.19555</text:p>
      <text:p text:style-name="P16">outputOfcoal4 <text:s text:c="12"/>9.17737</text:p>
      <text:p text:style-name="P16">outputOfcoal5 <text:s text:c="12"/>8.69218</text:p>
      <text:p text:style-name="P16">outputOfcorn1 <text:s text:c="13"/>3.8615</text:p>
      <text:p text:style-name="P16">outputOfcorn2 <text:s text:c="13"/>3.9093</text:p>
      <text:p text:style-name="P16">outputOfcorn3 <text:s text:c="12"/>3.93358</text:p>
      <text:p text:style-name="P16">outputOfcorn4 <text:s text:c="12"/>4.00203</text:p>
      <text:p text:style-name="P16">outputOfcorn5 <text:s text:c="12"/>4.57113</text:p>
      <text:p text:style-name="P16">outputOfiron1 <text:s text:c="12"/>9.02671</text:p>
      <text:p text:style-name="P16">outputOfiron2 <text:s text:c="12"/>1.34269</text:p>
      <text:p text:style-name="P16"><text:soft-page-break/>outputOfiron3 <text:s text:c="12"/>1.33837</text:p>
      <text:p text:style-name="P16">outputOfiron4 <text:s text:c="12"/>1.13124</text:p>
      <text:p text:style-name="P16">outputOfiron5 <text:s text:c="11"/>0.197885</text:p>
      <text:p text:style-name="P16">productiveConsumptionOfbread1 <text:s text:c="11"/>0</text:p>
      <text:p text:style-name="P16">productiveConsumptionOfbread2 <text:s text:c="11"/>0</text:p>
      <text:p text:style-name="P16">productiveConsumptionOfbread3 <text:s text:c="11"/>0</text:p>
      <text:p text:style-name="P16">productiveConsumptionOfbread4 <text:s text:c="11"/>0</text:p>
      <text:p text:style-name="P16">productiveConsumptionOfbread5 <text:s text:c="11"/>0</text:p>
      <text:p text:style-name="P16">productiveConsumptionOfcoal1 <text:s text:c="5"/>2.88448</text:p>
      <text:p text:style-name="P16">productiveConsumptionOfcoal2 <text:s text:c="5"/>2.82387</text:p>
      <text:p text:style-name="P16">productiveConsumptionOfcoal3 <text:s text:c="5"/>2.83056</text:p>
      <text:p text:style-name="P16">productiveConsumptionOfcoal4 <text:s text:c="6"/>2.7981</text:p>
      <text:p text:style-name="P16">productiveConsumptionOfcoal5 <text:s text:c="6"/>2.6191</text:p>
      <text:p text:style-name="P16">productiveConsumptionOfcorn1 <text:s text:c="4"/>0.704592</text:p>
      <text:p text:style-name="P16">productiveConsumptionOfcorn2 <text:s text:c="6"/>3.9093</text:p>
      <text:p text:style-name="P16">productiveConsumptionOfcorn3 <text:s text:c="5"/>3.93358</text:p>
      <text:p text:style-name="P16">productiveConsumptionOfcorn4 <text:s text:c="5"/>4.00203</text:p>
      <text:p text:style-name="P16">productiveConsumptionOfcorn5 <text:s text:c="5"/>4.57113</text:p>
      <text:p text:style-name="P16">productiveConsumptionOfiron1 <text:s text:c="3"/>0.0902671</text:p>
      <text:p text:style-name="P16">productiveConsumptionOfiron2 <text:s text:c="3"/>0.0134269</text:p>
      <text:p text:style-name="P16">productiveConsumptionOfiron3 <text:s text:c="3"/>0.0133837</text:p>
      <text:p text:style-name="P16">productiveConsumptionOfiron4 <text:s text:c="3"/>0.0113124</text:p>
      <text:p text:style-name="P16">productiveConsumptionOfiron5 <text:s text:c="2"/>0.00197885</text:p>
      <text:p text:style-name="P16">targetIntensityForYear1 <text:s text:c="4"/>0.159221</text:p>
      <text:p text:style-name="P16">targetIntensityForYear2 <text:s text:c="5"/>1.75043</text:p>
      <text:p text:style-name="P16">targetIntensityForYear3 <text:s text:c="5"/>1.75259</text:p>
      <text:p text:style-name="P16">targetIntensityForYear4 <text:s text:c="5"/>1.71516</text:p>
      <text:p text:style-name="P16">targetIntensityForYear5 <text:s text:c="5"/>1.95906</text:p>
      <text:p text:style-name="P16">Value of objective function: 7.33645</text:p>
      <text:h text:style-name="Heading_20_2" text:outline-level="2"><text:soft-page-break/>nyearHarmony.java</text:h>
      <text:p text:style-name="P31">This programme uses the methods described in the book Towards a New Socialism by Cockshott and Cottrel to construct plans. Its user interface is the same as the previous programme. It is faster for larger <text:s/>plans.</text:p>
      <text:p text:style-name="P31"/>
      <text:h text:style-name="Heading_20_2" text:outline-level="2">Harmonyplan.pas</text:h>
      <text:p text:style-name="P31">This is an implementation of the previous algorithm in Pascal, it is faster again than the java one. Its makefile is currently set up to use the Vector Pascal compiler compiling for the AVX instructionset on aa 32 bit linux. It can be recompiled using the 64 bit opteron instructionset as an alternative by using the line</text:p>
      <text:p text:style-name="P31">vpc <text:s/>harmonyplan <text:s text:c="2"/>-cpuOpteron -opt2 <text:s text:c="2"/>-cores2</text:p>
      <text:p text:style-name="P31">If using the Opteron flag you need to have gcc-4.8 installed as well on your system. You will of course have to download and install Vector Pascal from sourceforge if you want to build the pascal versions.</text:p>
      <text:p text:style-name="P31"/>
      <text:p text:style-name="P31">It should be relatively easy to generate a Free Pascal version. The Vector Pascal compiler supports Pascal 90 schematic arrays, which would have to be altered if producing a Free Pascal version.</text:p>
      <text:p text:style-name="P31"/>
      <text:h text:style-name="Heading_20_2" text:outline-level="2">planning.testeconomy</text:h>
      <text:p text:style-name="P32">This is a java programme to generate test economies of various sizes for testing. It produces the spreadsheets in the formats needed by the other code.</text:p>
      <text:p text:style-name="P32"/>
      <text:p text:style-name="P32">There are a set of shell scripts ending in .sh to run these tes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7:07:03.153498309</meta:creation-date>
    <dc:date>2018-12-11T19:02:57.822839187</dc:date>
    <meta:editing-duration>PT52M42S</meta:editing-duration>
    <meta:editing-cycles>6</meta:editing-cycles>
    <meta:generator>LibreOffice/6.1.2.1$Linux_x86 LibreOffice_project/10$Build-1</meta:generator>
    <meta:document-statistic meta:table-count="0" meta:image-count="0" meta:object-count="6" meta:page-count="23" meta:paragraph-count="508" meta:word-count="2463" meta:character-count="26440" meta:non-whitespace-character-count="2077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8.84pt"/>
    </style:style>
    <style:style style:name="co2" style:family="table-column">
      <style:table-column-properties fo:break-before="auto" style:column-width="24.89pt"/>
    </style:style>
    <style:style style:name="co3" style:family="table-column">
      <style:table-column-properties fo:break-before="auto" style:column-width="27.24pt"/>
    </style:style>
    <style:style style:name="co4" style:family="table-column">
      <style:table-column-properties fo:break-before="auto" style:column-width="28.01pt"/>
    </style:style>
    <style:style style:name="co5" style:family="table-column">
      <style:table-column-properties fo:break-before="auto" style:column-width="33.39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flow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string" calcext:value-type="string">
            <text:p>headings</text:p>
          </table:table-cell>
          <table:table-cell office:value-type="string" calcext:value-type="string">
            <text:p>iron</text:p>
          </table:table-cell>
          <table:table-cell office:value-type="string" calcext:value-type="string">
            <text:p>coal</text:p>
          </table:table-cell>
          <table:table-cell office:value-type="string" calcext:value-type="string">
            <text:p>corn</text:p>
          </table:table-cell>
          <table:table-cell office:value-type="string" calcext:value-type="string">
            <text:p>bread</text:p>
          </table:table-cell>
        </table:table-row>
        <table:table-row table:style-name="ro1">
          <table:table-cell office:value-type="string" calcext:value-type="string">
            <text:p>iron</text:p>
          </table:table-cell>
          <table:table-cell office:value-type="float" office:value="0.1" calcext:value-type="float">
            <text:p>0.1</text:p>
          </table:table-cell>
          <table:table-cell table:number-columns-repeated="3" office:value-type="float" office:value="0" calcext:value-type="float">
            <text:p>0</text:p>
          </table:table-cell>
        </table:table-row>
        <table:table-row table:style-name="ro1">
          <table:table-cell office:value-type="string" calcext:value-type="string">
            <text:p>coal</text:p>
          </table:table-cell>
          <table:table-cell office:value-type="float" office:value="2" calcext:value-type="float">
            <text:p>2</text:p>
          </table:table-cell>
          <table:table-cell office:value-type="float" office:value="1" calcext:value-type="float">
            <text:p>1</text:p>
          </table:table-cell>
          <table:table-cell office:value-type="float" office:value="0.04" calcext:value-type="float">
            <text:p>0.04</text:p>
          </table:table-cell>
          <table:table-cell office:value-type="float" office:value="0.2" calcext:value-type="float">
            <text:p>0.2</text:p>
          </table:table-cell>
        </table:table-row>
        <table:table-row table:style-name="ro1">
          <table:table-cell office:value-type="string" calcext:value-type="string">
            <text:p>corn</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string" calcext:value-type="string">
            <text:p>bread</text:p>
          </table:table-cell>
          <table:table-cell table:number-columns-repeated="4" office:value-type="float" office:value="0" calcext:value-type="float">
            <text:p>0</text:p>
          </table:table-cell>
        </table:table-row>
        <table:table-row table:style-name="ro1">
          <table:table-cell office:value-type="string" calcext:value-type="string">
            <text:p>labour</text:p>
          </table:table-cell>
          <table:table-cell office:value-type="float" office:value="0.3" calcext:value-type="float">
            <text:p>0.3</text:p>
          </table:table-cell>
          <table:table-cell office:value-type="float" office:value="1" calcext:value-type="float">
            <text:p>1</text:p>
          </table:table-cell>
          <table:table-cell office:value-type="float" office:value="2" calcext:value-type="float">
            <text:p>2</text:p>
          </table:table-cell>
          <table:table-cell office:value-type="float" office:value="0.1" calcext:value-type="float">
            <text:p>0.1</text:p>
          </table:table-cell>
        </table:table-row>
        <table:table-row table:style-name="ro1">
          <table:table-cell office:value-type="string" calcext:value-type="string">
            <text:p>output</text:p>
          </table:table-cell>
          <table:table-cell office:value-type="float" office:value="10" calcext:value-type="float">
            <text:p>10</text:p>
          </table:table-cell>
          <table:table-cell office:value-type="float" office:value="5" calcext:value-type="float">
            <text:p>5</text:p>
          </table:table-cell>
          <table:table-cell office:value-type="float" office:value="10" calcext:value-type="float">
            <text:p>10</text:p>
          </table:table-cell>
          <table:table-cell office:value-type="float" office:value="1" calcext:value-type="float">
            <text:p>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05">00/00/0000</text:date>, <text:time style:data-style-name="N2" text:time-value="18:15:51.40061122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8.84pt"/>
    </style:style>
    <style:style style:name="co2" style:family="table-column">
      <style:table-column-properties fo:break-before="auto" style:column-width="24.89pt"/>
    </style:style>
    <style:style style:name="co3" style:family="table-column">
      <style:table-column-properties fo:break-before="auto" style:column-width="27.24pt"/>
    </style:style>
    <style:style style:name="co4" style:family="table-column">
      <style:table-column-properties fo:break-before="auto" style:column-width="28.01pt"/>
    </style:style>
    <style:style style:name="co5" style:family="table-column">
      <style:table-column-properties fo:break-before="auto" style:column-width="33.39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cap"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string" calcext:value-type="string">
            <text:p>headings</text:p>
          </table:table-cell>
          <table:table-cell office:value-type="string" calcext:value-type="string">
            <text:p>iron</text:p>
          </table:table-cell>
          <table:table-cell office:value-type="string" calcext:value-type="string">
            <text:p>coal</text:p>
          </table:table-cell>
          <table:table-cell office:value-type="string" calcext:value-type="string">
            <text:p>corn</text:p>
          </table:table-cell>
          <table:table-cell office:value-type="string" calcext:value-type="string">
            <text:p>bread</text:p>
          </table:table-cell>
        </table:table-row>
        <table:table-row table:style-name="ro1">
          <table:table-cell office:value-type="string" calcext:value-type="string">
            <text:p>iron</text:p>
          </table:table-cell>
          <table:table-cell office:value-type="float" office:value="10" calcext:value-type="float">
            <text:p>10</text:p>
          </table:table-cell>
          <table:table-cell office:value-type="float" office:value="7" calcext:value-type="float">
            <text:p>7</text:p>
          </table:table-cell>
          <table:table-cell office:value-type="float" office:value="1.4" calcext:value-type="float">
            <text:p>1.4</text:p>
          </table:table-cell>
          <table:table-cell office:value-type="float" office:value="1" calcext:value-type="float">
            <text:p>1</text:p>
          </table:table-cell>
        </table:table-row>
        <table:table-row table:style-name="ro1">
          <table:table-cell office:value-type="string" calcext:value-type="string">
            <text:p>coal</text:p>
          </table:table-cell>
          <table:table-cell office:value-type="float" office:value="2" calcext:value-type="float">
            <text:p>2</text:p>
          </table:table-cell>
          <table:table-cell office:value-type="float" office:value="1" calcext:value-type="float">
            <text:p>1</text:p>
          </table:table-cell>
          <table:table-cell office:value-type="float" office:value="0.04" calcext:value-type="float">
            <text:p>0.04</text:p>
          </table:table-cell>
          <table:table-cell office:value-type="float" office:value="0.1" calcext:value-type="float">
            <text:p>0.1</text:p>
          </table:table-cell>
        </table:table-row>
        <table:table-row table:style-name="ro1">
          <table:table-cell office:value-type="string" calcext:value-type="string">
            <text:p>corn</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read</text:p>
          </table:table-cell>
          <table:table-cell table:number-columns-repeated="4" office:value-type="float" office:value="0" calcext:value-type="float">
            <text:p>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05">00/00/0000</text:date>, <text:time style:data-style-name="N2" text:time-value="18:27:49.4139616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8.84pt"/>
    </style:style>
    <style:style style:name="co2" style:family="table-column">
      <style:table-column-properties fo:break-before="auto" style:column-width="24.89pt"/>
    </style:style>
    <style:style style:name="co3" style:family="table-column">
      <style:table-column-properties fo:break-before="auto" style:column-width="27.24pt"/>
    </style:style>
    <style:style style:name="co4" style:family="table-column">
      <style:table-column-properties fo:break-before="auto" style:column-width="28.01pt"/>
    </style:style>
    <style:style style:name="co5" style:family="table-column">
      <style:table-column-properties fo:break-before="auto" style:column-width="33.39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dep"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string" calcext:value-type="string">
            <text:p>headings</text:p>
          </table:table-cell>
          <table:table-cell office:value-type="string" calcext:value-type="string">
            <text:p>iron</text:p>
          </table:table-cell>
          <table:table-cell office:value-type="string" calcext:value-type="string">
            <text:p>coal</text:p>
          </table:table-cell>
          <table:table-cell office:value-type="string" calcext:value-type="string">
            <text:p>corn</text:p>
          </table:table-cell>
          <table:table-cell office:value-type="string" calcext:value-type="string">
            <text:p>bread</text:p>
          </table:table-cell>
        </table:table-row>
        <table:table-row table:style-name="ro1">
          <table:table-cell office:value-type="string" calcext:value-type="string">
            <text:p>iron</text:p>
          </table:table-cell>
          <table:table-cell table:number-columns-repeated="3" office:value-type="float" office:value="0.07" calcext:value-type="float">
            <text:p>0.07</text:p>
          </table:table-cell>
          <table:table-cell office:value-type="float" office:value="0.06" calcext:value-type="float">
            <text:p>0.06</text:p>
          </table:table-cell>
        </table:table-row>
        <table:table-row table:style-name="ro1">
          <table:table-cell office:value-type="string" calcext:value-type="string">
            <text:p>coal</text:p>
          </table:table-cell>
          <table:table-cell table:number-columns-repeated="4" office:value-type="float" office:value="0.5" calcext:value-type="float">
            <text:p>0.5</text:p>
          </table:table-cell>
        </table:table-row>
        <table:table-row table:style-name="ro1">
          <table:table-cell office:value-type="string" calcext:value-type="string">
            <text:p>corn</text:p>
          </table:table-cell>
          <table:table-cell table:number-columns-repeated="2" office:value-type="float" office:value="0" calcext:value-type="float">
            <text:p>0</text:p>
          </table:table-cell>
          <table:table-cell office:value-type="float" office:value="0.5" calcext:value-type="float">
            <text:p>0.5</text:p>
          </table:table-cell>
          <table:table-cell office:value-type="float" office:value="0" calcext:value-type="float">
            <text:p>0</text:p>
          </table:table-cell>
        </table:table-row>
        <table:table-row table:style-name="ro1">
          <table:table-cell office:value-type="string" calcext:value-type="string">
            <text:p>bread</text:p>
          </table:table-cell>
          <table:table-cell table:number-columns-repeated="4" office:value-type="float" office:value="0" calcext:value-type="float">
            <text:p>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05">00/00/0000</text:date>, <text:time style:data-style-name="N2" text:time-value="18:40:03.65605456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8.84pt"/>
    </style:style>
    <style:style style:name="co2" style:family="table-column">
      <style:table-column-properties fo:break-before="auto" style:column-width="24.89pt"/>
    </style:style>
    <style:style style:name="co3" style:family="table-column">
      <style:table-column-properties fo:break-before="auto" style:column-width="27.24pt"/>
    </style:style>
    <style:style style:name="co4" style:family="table-column">
      <style:table-column-properties fo:break-before="auto" style:column-width="28.01pt"/>
    </style:style>
    <style:style style:name="co5" style:family="table-column">
      <style:table-column-properties fo:break-before="auto" style:column-width="33.39pt"/>
    </style:style>
    <style:style style:name="co6" style:family="table-column">
      <style:table-column-properties fo:break-before="auto" style:column-width="35.74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labtarg"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office:value-type="string" calcext:value-type="string">
            <text:p>headings</text:p>
          </table:table-cell>
          <table:table-cell office:value-type="string" calcext:value-type="string">
            <text:p>iron</text:p>
          </table:table-cell>
          <table:table-cell office:value-type="string" calcext:value-type="string">
            <text:p>coal</text:p>
          </table:table-cell>
          <table:table-cell office:value-type="string" calcext:value-type="string">
            <text:p>corn</text:p>
          </table:table-cell>
          <table:table-cell office:value-type="string" calcext:value-type="string">
            <text:p>bread</text:p>
          </table:table-cell>
          <table:table-cell office:value-type="string" calcext:value-type="string">
            <text:p>labour</text:p>
          </table:table-cell>
        </table:table-row>
        <table:table-row table:style-name="ro1">
          <table:table-cell office:value-type="string" calcext:value-type="string">
            <text:p>year1</text:p>
          </table:table-cell>
          <table:table-cell office:value-type="float" office:value="0.1" calcext:value-type="float">
            <text:p>0.1</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row>
        <table:table-row table:style-name="ro1">
          <table:table-cell office:value-type="string" calcext:value-type="string">
            <text:p>year2</text:p>
          </table:table-cell>
          <table:table-cell office:value-type="float" office:value="0.1" calcext:value-type="float">
            <text:p>0.1</text:p>
          </table:table-cell>
          <table:table-cell office:value-type="float" office:value="3" calcext:value-type="float">
            <text:p>3</text:p>
          </table:table-cell>
          <table:table-cell office:value-type="float" office:value="0" calcext:value-type="float">
            <text:p>0</text:p>
          </table:table-cell>
          <table:table-cell office:value-type="float" office:value="2.01" calcext:value-type="float">
            <text:p>2.01</text:p>
          </table:table-cell>
          <table:table-cell office:value-type="float" office:value="3.01" calcext:value-type="float">
            <text:p>3.01</text:p>
          </table:table-cell>
        </table:table-row>
        <table:table-row table:style-name="ro1">
          <table:table-cell office:value-type="string" calcext:value-type="string">
            <text:p>year3</text:p>
          </table:table-cell>
          <table:table-cell office:value-type="float" office:value="0.1" calcext:value-type="float">
            <text:p>0.1</text:p>
          </table:table-cell>
          <table:table-cell office:value-type="float" office:value="3" calcext:value-type="float">
            <text:p>3</text:p>
          </table:table-cell>
          <table:table-cell office:value-type="float" office:value="0" calcext:value-type="float">
            <text:p>0</text:p>
          </table:table-cell>
          <table:table-cell office:value-type="float" office:value="2.02" calcext:value-type="float">
            <text:p>2.02</text:p>
          </table:table-cell>
          <table:table-cell office:value-type="float" office:value="3.02" calcext:value-type="float">
            <text:p>3.02</text:p>
          </table:table-cell>
        </table:table-row>
        <table:table-row table:style-name="ro1">
          <table:table-cell office:value-type="string" calcext:value-type="string">
            <text:p>year4</text:p>
          </table:table-cell>
          <table:table-cell office:value-type="float" office:value="0.1" calcext:value-type="float">
            <text:p>0.1</text:p>
          </table:table-cell>
          <table:table-cell office:value-type="float" office:value="3.1" calcext:value-type="float">
            <text:p>3.1</text:p>
          </table:table-cell>
          <table:table-cell office:value-type="float" office:value="0" calcext:value-type="float">
            <text:p>0</text:p>
          </table:table-cell>
          <table:table-cell office:value-type="float" office:value="2.1" calcext:value-type="float">
            <text:p>2.1</text:p>
          </table:table-cell>
          <table:table-cell office:value-type="float" office:value="3.03" calcext:value-type="float">
            <text:p>3.03</text:p>
          </table:table-cell>
        </table:table-row>
        <table:table-row table:style-name="ro1">
          <table:table-cell office:value-type="string" calcext:value-type="string">
            <text:p>year5</text:p>
          </table:table-cell>
          <table:table-cell office:value-type="float" office:value="0.1" calcext:value-type="float">
            <text:p>0.1</text:p>
          </table:table-cell>
          <table:table-cell office:value-type="float" office:value="3.1" calcext:value-type="float">
            <text:p>3.1</text:p>
          </table:table-cell>
          <table:table-cell office:value-type="float" office:value="0" calcext:value-type="float">
            <text:p>0</text:p>
          </table:table-cell>
          <table:table-cell office:value-type="float" office:value="2.1" calcext:value-type="float">
            <text:p>2.1</text:p>
          </table:table-cell>
          <table:table-cell office:value-type="float" office:value="3.07" calcext:value-type="float">
            <text:p>3.07</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05">00/00/0000</text:date>, <text:time style:data-style-name="N2" text:time-value="18:46:46.47768028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84.71pt"/>
    </style:style>
    <style:style style:name="co2" style:family="table-column">
      <style:table-column-properties fo:break-before="auto" style:column-width="60.46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plan" table:style-name="ta1">
        <table:table-column table:style-name="co1" table:default-cell-style-name="Default"/>
        <table:table-column table:style-name="co2" table:default-cell-style-name="Default"/>
        <table:table-row table:style-name="ro1" table:number-rows-repeated="263">
          <table:table-cell table:number-columns-repeated="2"/>
        </table:table-row>
        <table:table-row table:style-name="ro1">
          <table:table-cell office:value-type="string" calcext:value-type="string">
            <text:p>finalConsumptionOfbread1</text:p>
          </table:table-cell>
          <table:table-cell office:value-type="float" office:value="0.318443" calcext:value-type="float">
            <text:p>0.318443</text:p>
          </table:table-cell>
        </table:table-row>
        <table:table-row table:style-name="ro1">
          <table:table-cell office:value-type="string" calcext:value-type="string">
            <text:p>finalConsumptionOfbread2</text:p>
          </table:table-cell>
          <table:table-cell office:value-type="float" office:value="3.51837" calcext:value-type="float">
            <text:p>3.51837</text:p>
          </table:table-cell>
        </table:table-row>
        <table:table-row table:style-name="ro1">
          <table:table-cell office:value-type="string" calcext:value-type="string">
            <text:p>finalConsumptionOfbread3</text:p>
          </table:table-cell>
          <table:table-cell office:value-type="float" office:value="3.54022" calcext:value-type="float">
            <text:p>3.54022</text:p>
          </table:table-cell>
        </table:table-row>
        <table:table-row table:style-name="ro1">
          <table:table-cell office:value-type="string" calcext:value-type="string">
            <text:p>finalConsumptionOfbread4</text:p>
          </table:table-cell>
          <table:table-cell office:value-type="float" office:value="3.60183" calcext:value-type="float">
            <text:p>3.60183</text:p>
          </table:table-cell>
        </table:table-row>
        <table:table-row table:style-name="ro1">
          <table:table-cell office:value-type="string" calcext:value-type="string">
            <text:p>finalConsumptionOfbread5</text:p>
          </table:table-cell>
          <table:table-cell office:value-type="float" office:value="4.11402" calcext:value-type="float">
            <text:p>4.11402</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05">00/00/0000</text:date>, <text:time style:data-style-name="N2" text:time-value="19:04:46.3916054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84.71pt"/>
    </style:style>
    <style:style style:name="co2" style:family="table-column">
      <style:table-column-properties fo:break-before="auto" style:column-width="60.46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plan" table:style-name="ta1">
        <table:table-column table:style-name="co1" table:default-cell-style-name="Default"/>
        <table:table-column table:style-name="co2" table:default-cell-style-name="Default"/>
        <table:table-row table:style-name="ro1" table:number-rows-repeated="428">
          <table:table-cell table:number-columns-repeated="2"/>
        </table:table-row>
        <table:table-row table:style-name="ro1">
          <table:table-cell office:value-type="string" calcext:value-type="string">
            <text:p>targetFulfillmentForYear1</text:p>
          </table:table-cell>
          <table:table-cell office:value-type="float" office:value="0.159221" calcext:value-type="float">
            <text:p>0.159221</text:p>
          </table:table-cell>
        </table:table-row>
        <table:table-row table:style-name="ro1">
          <table:table-cell office:value-type="string" calcext:value-type="string">
            <text:p>targetFulfillmentForYear2</text:p>
          </table:table-cell>
          <table:table-cell office:value-type="float" office:value="1.75043" calcext:value-type="float">
            <text:p>1.75043</text:p>
          </table:table-cell>
        </table:table-row>
        <table:table-row table:style-name="ro1">
          <table:table-cell office:value-type="string" calcext:value-type="string">
            <text:p>targetFulfillmentForYear3</text:p>
          </table:table-cell>
          <table:table-cell office:value-type="float" office:value="1.75259" calcext:value-type="float">
            <text:p>1.75259</text:p>
          </table:table-cell>
        </table:table-row>
        <table:table-row table:style-name="ro1">
          <table:table-cell office:value-type="string" calcext:value-type="string">
            <text:p>targetFulfillmentForYear4</text:p>
          </table:table-cell>
          <table:table-cell office:value-type="float" office:value="1.71516" calcext:value-type="float">
            <text:p>1.71516</text:p>
          </table:table-cell>
        </table:table-row>
        <table:table-row table:style-name="ro1">
          <table:table-cell office:value-type="string" calcext:value-type="string">
            <text:p>targetFulfillmentForYear5</text:p>
          </table:table-cell>
          <table:table-cell office:value-type="float" office:value="1.95906" calcext:value-type="float">
            <text:p>1.95906</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05">00/00/0000</text:date>, <text:time style:data-style-name="N2" text:time-value="19:37:03.835442330">00:00:00</text:time></text:p>
        </style:region-right>
      </style:header>
      <style:header-left style:display="false"/>
      <style:footer>
        <text:p>Page <text:page-number>1</text:page-number> / <text:page-count>99</text:page-count></text:p>
      </style:footer>
      <style:footer-left style:display="false"/>
    </style:master-page>
  </office:master-styles>
</office:document-styles>
</file>